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loext:opacity="100%" style:font-name="Monospace" fo:font-size="10pt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Monospace" fo:font-size="10pt" style:font-size-asian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3f7f5f" loext:opacity="100%" style:font-name="Monospace" fo:font-size="10pt" style:font-size-asian="10pt"/>
    </style:style>
    <style:style style:name="T2" style:family="text">
      <style:text-properties fo:color="#3f7f5f" loext:opacity="100%" style:font-name="Monospace" fo:font-size="10pt" style:font-size-asian="10pt"/>
    </style:style>
    <style:style style:name="T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7f0055" loext:opacity="100%" style:font-name="Monospace" fo:font-size="10pt" fo:font-weight="bold" style:font-size-asian="10pt" style:font-weight-asian="bold"/>
    </style:style>
    <style:style style:name="T6" style:family="text">
      <style:text-properties fo:color="#7f0055" loext:opacity="100%" style:font-name="Monospace" fo:font-size="10pt" fo:font-weight="bold" style:font-size-asian="10pt" style:font-weight-asian="bold"/>
    </style:style>
    <style:style style:name="T7" style:family="text">
      <style:text-properties fo:color="#000000" loext:opacity="100%" style:font-name="Monospace" fo:font-size="10pt" style:font-size-asian="10pt"/>
    </style:style>
    <style:style style:name="T8" style:family="text">
      <style:text-properties fo:color="#000000" loext:opacity="100%" style:font-name="Monospace" fo:font-size="10pt" style:font-size-asian="10pt"/>
    </style:style>
    <style:style style:name="T9" style:family="text">
      <style:text-properties fo:color="#000000" loext:opacity="100%" style:font-name="Monospace" fo:font-size="10pt" fo:font-weight="bold" style:font-size-asian="10pt" style:font-weight-asian="bold"/>
    </style:style>
    <style:style style:name="T10" style:family="text">
      <style:text-properties fo:color="#000000" loext:opacity="100%" style:font-name="Monospace" fo:font-size="10pt" fo:font-weight="bold" style:font-size-asian="10pt" style:font-weight-asian="bold"/>
    </style:style>
    <style:style style:name="T11" style:family="text">
      <style:text-properties fo:color="#000000" loext:opacity="100%" style:font-name="Monospace" fo:font-size="10pt" fo:font-style="italic" style:font-size-asian="10pt" style:font-style-asian="italic"/>
    </style:style>
    <style:style style:name="T12" style:family="text">
      <style:text-properties fo:color="#000000" loext:opacity="100%" style:font-name="Monospace" fo:font-size="10pt" fo:font-style="italic" style:font-size-asian="10pt" style:font-style-asian="italic"/>
    </style:style>
    <style:style style:name="T13" style:family="text">
      <style:text-properties fo:color="#000000" loext:opacity="100%" style:font-name="Monospace" fo:font-size="10pt" fo:background-color="#f0d8a8" loext:char-shading-value="0" style:font-size-asian="10pt"/>
    </style:style>
    <style:style style:name="T14" style:family="text">
      <style:text-properties fo:color="#000000" loext:opacity="100%" style:font-name="Monospace" fo:font-size="10pt" fo:background-color="#d4d4d4" loext:char-shading-value="0" style:font-size-asian="10pt"/>
    </style:style>
    <style:style style:name="T15" style:family="text">
      <style:text-properties fo:color="#2a00ff" loext:opacity="100%" style:font-name="Monospace" fo:font-size="10pt" style:font-size-asian="10pt"/>
    </style:style>
    <style:style style:name="T16" style:family="text">
      <style:text-properties fo:color="#2a00ff" loext:opacity="100%" style:font-name="Monospace" fo:font-size="10pt" style:font-size-asian="10pt"/>
    </style:style>
    <style:style style:name="T17" style:family="text">
      <style:text-properties fo:color="#2a00ff" loext:opacity="100%" style:font-name="Monospace" fo:font-size="10pt" style:text-underline-style="solid" style:text-underline-width="auto" style:text-underline-color="font-color" style:font-size-asian="10pt"/>
    </style:style>
    <style:style style:name="T18" style:family="text">
      <style:text-properties fo:color="#2a00ff" loext:opacity="100%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fo:color="#005032" loext:opacity="100%" style:font-name="Monospace" fo:font-size="10pt" style:font-size-asian="10pt"/>
    </style:style>
    <style:style style:name="T20" style:family="text">
      <style:text-properties fo:color="#005032" loext:opacity="100%" style:font-name="Monospace" fo:font-size="10pt" style:font-size-asian="10pt"/>
    </style:style>
    <style:style style:name="T21" style:family="text">
      <style:text-properties fo:color="#642880" loext:opacity="100%" style:font-name="Monospace" fo:font-size="10pt" fo:font-weight="bold" style:font-size-asian="10pt" style:font-weight-asian="bold"/>
    </style:style>
    <style:style style:name="T22" style:family="text">
      <style:text-properties fo:color="#642880" loext:opacity="100%" style:font-name="Monospace" fo:font-size="10pt" fo:font-weight="bold" style:font-size-asian="10pt" style:font-weight-asian="bold"/>
    </style:style>
    <style:style style:name="T23" style:family="text">
      <style:text-properties fo:color="#0000c0" loext:opacity="100%" style:font-name="Monospace" fo:font-size="10pt" style:font-size-asian="10pt"/>
    </style:style>
    <style:style style:name="T24" style:family="text">
      <style:text-properties fo:color="#0000c0" loext:opacity="100%" style:font-name="Monospace" fo:font-size="10pt" style:font-size-asian="10pt"/>
    </style:style>
    <style:style style:name="T25" style:family="text">
      <style:text-properties fo:color="#0000c0" loext:opacity="100%" style:font-name="Monospace" fo:font-size="10pt" fo:font-style="italic" style:font-size-asian="10pt" style:font-style-asian="italic"/>
    </style:style>
    <style:style style:name="T26" style:family="text">
      <style:text-properties fo:color="#0000c0" loext:opacity="100%" style:font-name="Monospace" fo:font-size="10pt" fo:font-style="italic" style:font-size-asian="10pt" style:font-style-asian="italic"/>
    </style:style>
    <style:style style:name="T27" style:family="text">
      <style:text-properties fo:color="#0000c0" loext:opacity="100%" style:font-name="Monospace" fo:font-size="10pt" fo:background-color="#d4d4d4" loext:char-shading-value="0" style:font-size-asian="10pt"/>
    </style:style>
    <style:style style:name="T28" style:family="text">
      <style:text-properties fo:color="#0000c0" loext:opacity="100%" style:font-name="Monospace" fo:font-size="10pt" fo:background-color="#f0d8a8" loext:char-shading-value="0" style:font-size-asian="10pt"/>
    </style:style>
    <style:style style:name="T2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/ Copyright (C) 2011 <text:span text:style-name="T29">David</text:span> <text:span text:style-name="T29">Eckhoff</text:span> &lt;eckhoff@cs.fau.de&gt;</text:p>
      <text:p text:style-name="P1"><text:span text:style-name="T1">//</text:span></text:p>
      <text:p text:style-name="P1"><text:span text:style-name="T1">// Documentation for these modules is at http://veins.car2x.org/</text:span></text:p>
      <text:p text:style-name="P1"><text:span text:style-name="T1">//</text:span></text:p>
      <text:p text:style-name="P1"><text:span text:style-name="T1">// SPDX-License-Identifier: GPL-2.0-or-later</text:span></text:p>
      <text:p text:style-name="P1"><text:span text:style-name="T1">//</text:span></text:p>
      <text:p text:style-name="P1"><text:span text:style-name="T1">// This program is free software; you can redistribute it and/or modify</text:span></text:p>
      <text:p text:style-name="P1"><text:span text:style-name="T1">// it under the terms of the GNU General Public License as published by</text:span></text:p>
      <text:p text:style-name="P1"><text:span text:style-name="T1">// the Free Software Foundation; either version 2 of the License, or</text:span></text:p>
      <text:p text:style-name="P1"><text:span text:style-name="T1">// (at your option) any later version.</text:span></text:p>
      <text:p text:style-name="P1"><text:span text:style-name="T1">//</text:span></text:p>
      <text:p text:style-name="P1"><text:span text:style-name="T1">// This program is distributed in the hope that it will be useful,</text:span></text:p>
      <text:p text:style-name="P1"><text:span text:style-name="T1">// but WITHOUT ANY WARRANTY; without even the implied warranty of</text:span></text:p>
      <text:p text:style-name="P1"><text:span text:style-name="T1">// MERCHANTABILITY or FITNESS FOR A PARTICULAR PURPOSE. <text:s/>See the</text:span></text:p>
      <text:p text:style-name="P1"><text:span text:style-name="T1">// GNU General Public License for more details.</text:span></text:p>
      <text:p text:style-name="P1"><text:span text:style-name="T1">//</text:span></text:p>
      <text:p text:style-name="P1"><text:span text:style-name="T1">// You should have received a copy of the GNU General Public License</text:span></text:p>
      <text:p text:style-name="P1"><text:span text:style-name="T1">// along with this program; if not, write to the Free Software</text:span></text:p>
      <text:p text:style-name="P1"><text:span text:style-name="T1">// Foundation, Inc., 59 Temple Place, Suite 330, Boston, MA <text:s/>02111-1307 <text:s/>USA</text:span></text:p>
      <text:p text:style-name="P1"><text:span text:style-name="T1">//</text:span></text:p>
      <text:p text:style-name="P2"/>
      <text:p text:style-name="P1"><text:span text:style-name="T5">#include</text:span><text:span text:style-name="T7"> </text:span><text:span text:style-name="T15">"veins/modules/application/ieee80211p/DemoBaseApplLayer.h"</text:span></text:p>
      <text:p text:style-name="P2"/>
      <text:p text:style-name="P1"><text:span text:style-name="T5">#include</text:span><text:span text:style-name="T7"> </text:span><text:span text:style-name="T15">&lt;cmath&gt;</text:span></text:p>
      <text:p text:style-name="P1"><text:span text:style-name="T5">#include</text:span><text:span text:style-name="T7"> </text:span><text:span text:style-name="T15">&lt;vector&gt;</text:span></text:p>
      <text:p text:style-name="P1"><text:span text:style-name="T5">#include</text:span><text:span text:style-name="T7"> </text:span><text:span text:style-name="T15">&lt;random&gt;</text:span></text:p>
      <text:p text:style-name="P1"><text:span text:style-name="T5">#include</text:span><text:span text:style-name="T7"> </text:span><text:span text:style-name="T15">&lt;iostream&gt;</text:span></text:p>
      <text:p text:style-name="P1"><text:span text:style-name="T5">#include</text:span><text:span text:style-name="T7"> </text:span><text:span text:style-name="T15">&lt;limits&gt;</text:span></text:p>
      <text:p text:style-name="P1"><text:span text:style-name="T5">#include</text:span><text:span text:style-name="T7"> </text:span><text:span text:style-name="T15">&lt;ctime&gt;</text:span></text:p>
      <text:p text:style-name="P2"/>
      <text:p text:style-name="P1"><text:span text:style-name="T7">std::</text:span><text:span text:style-name="T19">mt19937</text:span><text:span text:style-name="T7"> gen(std::</text:span><text:span text:style-name="T21">time</text:span><text:span text:style-name="T7">(0));</text:span></text:p>
      <text:p text:style-name="P1"><text:span text:style-name="T7">std::</text:span><text:span text:style-name="T19">uniform_int_distribution</text:span><text:span text:style-name="T7">&lt;&gt;dis(300, 320);</text:span></text:p>
      <text:p text:style-name="P2"/>
      <text:p text:style-name="P1"><text:span text:style-name="T1">//#include "kCluster.h"</text:span></text:p>
      <text:p text:style-name="P2"/>
      <text:p text:style-name="P1"><text:span text:style-name="T5">using</text:span><text:span text:style-name="T7"> </text:span><text:span text:style-name="T5">namespace</text:span><text:span text:style-name="T7"> veins;</text:span></text:p>
      <text:p text:style-name="P2"/>
      <text:p text:style-name="P1"><text:span text:style-name="T5">using</text:span><text:span text:style-name="T7"> </text:span><text:span text:style-name="T5">namespace</text:span><text:span text:style-name="T7"> std;</text:span></text:p>
      <text:p text:style-name="P2"/>
      <text:p text:style-name="P2"/>
      <text:p text:style-name="P2"/>
      <text:p text:style-name="P1"><text:span text:style-name="T5">void</text:span><text:span text:style-name="T7"> </text:span><text:span text:style-name="T9">DemoBaseApplLayer::initialize</text:span><text:span text:style-name="T7">(</text:span><text:span text:style-name="T5">int</text:span><text:span text:style-name="T7"> stage)</text:span></text:p>
      <text:p text:style-name="P1"><text:span text:style-name="T7">{</text:span></text:p>
      <text:p text:style-name="P1"><text:span text:style-name="T7"><text:s text:c="4"/></text:span><text:span text:style-name="T19">BaseApplLayer</text:span><text:span text:style-name="T7">::initialize(stage);</text:span></text:p>
      <text:p text:style-name="P2"/>
      <text:p text:style-name="P1"><text:span text:style-name="T7"><text:s text:c="4"/></text:span><text:span text:style-name="T5">if</text:span><text:span text:style-name="T7"> (stage == 0) {</text:span></text:p>
      <text:p text:style-name="P2"/>
      <text:p text:style-name="P1"><text:span text:style-name="T7"><text:s text:c="8"/></text:span><text:span text:style-name="T1">// initialize pointers to other modules</text:span></text:p>
      <text:p text:style-name="P1"><text:span text:style-name="T7"><text:s text:c="8"/></text:span><text:span text:style-name="T5">if</text:span><text:span text:style-name="T7"> (</text:span><text:span text:style-name="T19">FindModule</text:span><text:span text:style-name="T7">&lt;</text:span><text:span text:style-name="T19">TraCIMobility</text:span><text:span text:style-name="T7">*&gt;::</text:span><text:span text:style-name="T11">findSubModule</text:span><text:span text:style-name="T7">(</text:span><text:span text:style-name="T21">getParentModule</text:span><text:span text:style-name="T7">())) {</text:span></text:p>
      <text:p text:style-name="P1"><text:span text:style-name="T7"><text:s text:c="12"/></text:span><text:span text:style-name="T23">mobility</text:span><text:span text:style-name="T7"> = </text:span><text:span text:style-name="T19">TraCIMobilityAccess</text:span><text:span text:style-name="T7">().get(</text:span><text:span text:style-name="T21">getParentModule</text:span><text:span text:style-name="T7">());</text:span></text:p>
      <text:p text:style-name="P1"><text:span text:style-name="T7"><text:s text:c="12"/></text:span><text:span text:style-name="T23">traci</text:span><text:span text:style-name="T7"> = </text:span><text:span text:style-name="T23">mobility</text:span><text:span text:style-name="T7">-&gt;getCommandInterface();</text:span></text:p>
      <text:p text:style-name="P1"><text:span text:style-name="T7"><text:s text:c="12"/></text:span><text:span text:style-name="T23">traciVehicle</text:span><text:span text:style-name="T7"> = </text:span><text:span text:style-name="T23">mobility</text:span><text:span text:style-name="T7">-&gt;getVehicleCommandInterface();</text:span></text:p>
      <text:p text:style-name="P1"><text:span text:style-name="T7"><text:s text:c="8"/>}</text:span></text:p>
      <text:p text:style-name="P1"><text:span text:style-name="T7"><text:s text:c="8"/></text:span><text:span text:style-name="T5">else</text:span><text:span text:style-name="T7"> {</text:span></text:p>
      <text:p text:style-name="P1"><text:span text:style-name="T7"><text:s text:c="12"/></text:span><text:span text:style-name="T23">traci</text:span><text:span text:style-name="T7"> = </text:span><text:span text:style-name="T5">nullptr</text:span><text:span text:style-name="T7">;</text:span></text:p>
      <text:p text:style-name="P1"><text:span text:style-name="T7"><text:s text:c="12"/></text:span><text:span text:style-name="T23">mobility</text:span><text:span text:style-name="T7"> = </text:span><text:span text:style-name="T5">nullptr</text:span><text:span text:style-name="T7">;</text:span></text:p>
      <text:p text:style-name="P1"><text:span text:style-name="T7"><text:s text:c="12"/></text:span><text:span text:style-name="T23">traciVehicle</text:span><text:span text:style-name="T7"> = </text:span><text:span text:style-name="T5">nullptr</text:span><text:span text:style-name="T7">;</text:span></text:p>
      <text:p text:style-name="P1"><text:span text:style-name="T7"><text:s text:c="8"/>}</text:span></text:p>
      <text:p text:style-name="P2"/>
      <text:p text:style-name="P1"><text:span text:style-name="T7"><text:s text:c="8"/></text:span><text:span text:style-name="T23">annotations</text:span><text:span text:style-name="T7"> = </text:span><text:span text:style-name="T19">AnnotationManagerAccess</text:span><text:span text:style-name="T7">().getIfExists();</text:span></text:p>
      <text:p text:style-name="P1"><text:span text:style-name="T7"><text:s text:c="8"/>ASSERT(</text:span><text:span text:style-name="T23">annotations</text:span><text:span text:style-name="T7">);</text:span></text:p>
      <text:p text:style-name="P2"/>
      <text:p text:style-name="P1"><text:soft-page-break/><text:span text:style-name="T7"><text:s text:c="8"/></text:span><text:span text:style-name="T23">mac</text:span><text:span text:style-name="T7"> = </text:span><text:span text:style-name="T19">FindModule</text:span><text:span text:style-name="T7">&lt;</text:span><text:span text:style-name="T19">DemoBaseApplLayerToMac1609_4Interface</text:span><text:span text:style-name="T7">*&gt;::</text:span><text:span text:style-name="T11">findSubModule</text:span><text:span text:style-name="T7">(</text:span><text:span text:style-name="T21">getParentModule</text:span><text:span text:style-name="T7">());</text:span></text:p>
      <text:p text:style-name="P1"><text:span text:style-name="T7"><text:s text:c="8"/>ASSERT(</text:span><text:span text:style-name="T23">mac</text:span><text:span text:style-name="T7">);</text:span></text:p>
      <text:p text:style-name="P2"/>
      <text:p text:style-name="P1"><text:span text:style-name="T7"><text:s text:c="8"/></text:span><text:span text:style-name="T1">// read parameters</text:span></text:p>
      <text:p text:style-name="P1"><text:span text:style-name="T7"><text:s text:c="8"/></text:span><text:span text:style-name="T23">headerLength</text:span><text:span text:style-name="T7"> = </text:span><text:span text:style-name="T21">par</text:span><text:span text:style-name="T7">(</text:span><text:span text:style-name="T15">"headerLength"</text:span><text:span text:style-name="T7">);</text:span></text:p>
      <text:p text:style-name="P1"><text:span text:style-name="T7"><text:s text:c="8"/></text:span><text:span text:style-name="T23">sendBeacons</text:span><text:span text:style-name="T7"> = </text:span><text:span text:style-name="T21">par</text:span><text:span text:style-name="T7">(</text:span><text:span text:style-name="T15">"sendBeacons"</text:span><text:span text:style-name="T7">).</text:span><text:span text:style-name="T21">boolValue</text:span><text:span text:style-name="T7">();</text:span></text:p>
      <text:p text:style-name="P1"><text:span text:style-name="T7"><text:s text:c="8"/></text:span><text:span text:style-name="T23">beaconLengthBits</text:span><text:span text:style-name="T7"> = </text:span><text:span text:style-name="T21">par</text:span><text:span text:style-name="T7">(</text:span><text:span text:style-name="T15">"beaconLengthBits"</text:span><text:span text:style-name="T7">);</text:span></text:p>
      <text:p text:style-name="P1"><text:span text:style-name="T7"><text:s text:c="8"/></text:span><text:span text:style-name="T23">beaconUserPriority</text:span><text:span text:style-name="T7"> = </text:span><text:span text:style-name="T21">par</text:span><text:span text:style-name="T7">(</text:span><text:span text:style-name="T15">"beaconUserPriority"</text:span><text:span text:style-name="T7">);</text:span></text:p>
      <text:p text:style-name="P1"><text:span text:style-name="T7"><text:s text:c="8"/></text:span><text:span text:style-name="T23">beaconInterval</text:span><text:span text:style-name="T7"> = </text:span><text:span text:style-name="T21">par</text:span><text:span text:style-name="T7">(</text:span><text:span text:style-name="T15">"beaconInterval"</text:span><text:span text:style-name="T7">);</text:span></text:p>
      <text:p text:style-name="P2"/>
      <text:p text:style-name="P1"><text:span text:style-name="T7"><text:s text:c="8"/></text:span><text:span text:style-name="T23">dataLengthBits</text:span><text:span text:style-name="T7"> = </text:span><text:span text:style-name="T21">par</text:span><text:span text:style-name="T7">(</text:span><text:span text:style-name="T15">"dataLengthBits"</text:span><text:span text:style-name="T7">);</text:span></text:p>
      <text:p text:style-name="P1"><text:span text:style-name="T7"><text:s text:c="8"/></text:span><text:span text:style-name="T23">dataOnSch</text:span><text:span text:style-name="T7"> = </text:span><text:span text:style-name="T21">par</text:span><text:span text:style-name="T7">(</text:span><text:span text:style-name="T15">"dataOnSch"</text:span><text:span text:style-name="T7">).</text:span><text:span text:style-name="T21">boolValue</text:span><text:span text:style-name="T7">();</text:span></text:p>
      <text:p text:style-name="P1"><text:span text:style-name="T7"><text:s text:c="8"/></text:span><text:span text:style-name="T23">dataUserPriority</text:span><text:span text:style-name="T7"> = </text:span><text:span text:style-name="T21">par</text:span><text:span text:style-name="T7">(</text:span><text:span text:style-name="T15">"dataUserPriority"</text:span><text:span text:style-name="T7">);</text:span></text:p>
      <text:p text:style-name="P2"/>
      <text:p text:style-name="P1"><text:span text:style-name="T7"><text:s text:c="8"/></text:span><text:span text:style-name="T23">wsaInterval</text:span><text:span text:style-name="T7"> = </text:span><text:span text:style-name="T21">par</text:span><text:span text:style-name="T7">(</text:span><text:span text:style-name="T15">"wsaInterval"</text:span><text:span text:style-name="T7">).</text:span><text:span text:style-name="T21">doubleValue</text:span><text:span text:style-name="T7">();</text:span></text:p>
      <text:p text:style-name="P1"><text:span text:style-name="T7"><text:s text:c="8"/></text:span><text:span text:style-name="T23">currentOfferedServiceId</text:span><text:span text:style-name="T7"> = -1;</text:span></text:p>
      <text:p text:style-name="P2"/>
      <text:p text:style-name="P1"><text:span text:style-name="T7"><text:s text:c="8"/></text:span><text:span text:style-name="T23">isParked</text:span><text:span text:style-name="T7"> = </text:span><text:span text:style-name="T5">false</text:span><text:span text:style-name="T7">;</text:span></text:p>
      <text:p text:style-name="P2"/>
      <text:p text:style-name="P1"><text:span text:style-name="T7"><text:s text:c="8"/>findHost()-&gt;</text:span><text:span text:style-name="T21">subscribe</text:span><text:span text:style-name="T7">(</text:span><text:span text:style-name="T19">BaseMobility</text:span><text:span text:style-name="T7">::</text:span><text:span text:style-name="T25">mobilityStateChangedSignal</text:span><text:span text:style-name="T7">, </text:span><text:span text:style-name="T5">this</text:span><text:span text:style-name="T7">);</text:span></text:p>
      <text:p text:style-name="P1"><text:span text:style-name="T7"><text:s text:c="8"/>findHost()-&gt;</text:span><text:span text:style-name="T21">subscribe</text:span><text:span text:style-name="T7">(</text:span><text:span text:style-name="T19">TraCIMobility</text:span><text:span text:style-name="T7">::</text:span><text:span text:style-name="T25">parkingStateChangedSignal</text:span><text:span text:style-name="T7">, </text:span><text:span text:style-name="T5">this</text:span><text:span text:style-name="T7">);</text:span></text:p>
      <text:p text:style-name="P2"/>
      <text:p text:style-name="P1"><text:span text:style-name="T7"><text:s text:c="8"/></text:span><text:span text:style-name="T23">sendBeaconEvt</text:span><text:span text:style-name="T7"> = </text:span><text:span text:style-name="T5">new</text:span><text:span text:style-name="T7"> </text:span><text:span text:style-name="T19">cMessage</text:span><text:span text:style-name="T7">(</text:span><text:span text:style-name="T15">"beacon </text:span><text:span text:style-name="T17">evt</text:span><text:span text:style-name="T15">"</text:span><text:span text:style-name="T7">, </text:span><text:span text:style-name="T25">SEND_BEACON_EVT</text:span><text:span text:style-name="T7">);</text:span></text:p>
      <text:p text:style-name="P1"><text:span text:style-name="T7"><text:s text:c="8"/></text:span><text:span text:style-name="T23">sendWSAEvt</text:span><text:span text:style-name="T7"> = </text:span><text:span text:style-name="T5">new</text:span><text:span text:style-name="T7"> </text:span><text:span text:style-name="T19">cMessage</text:span><text:span text:style-name="T7">(</text:span><text:span text:style-name="T15">"</text:span><text:span text:style-name="T17">wsa</text:span><text:span text:style-name="T15"> </text:span><text:span text:style-name="T17">evt</text:span><text:span text:style-name="T15">"</text:span><text:span text:style-name="T7">, </text:span><text:span text:style-name="T25">SEND_WSA_EVT</text:span><text:span text:style-name="T7">);</text:span></text:p>
      <text:p text:style-name="P2"/>
      <text:p text:style-name="P1"><text:span text:style-name="T7"><text:s text:c="8"/></text:span><text:span text:style-name="T23">generatedBSMs</text:span><text:span text:style-name="T7"> = 0;</text:span></text:p>
      <text:p text:style-name="P1"><text:span text:style-name="T7"><text:s text:c="8"/></text:span><text:span text:style-name="T23">generatedWSAs</text:span><text:span text:style-name="T7"> = 0;</text:span></text:p>
      <text:p text:style-name="P1"><text:span text:style-name="T7"><text:s text:c="8"/></text:span><text:span text:style-name="T23">generatedWSMs</text:span><text:span text:style-name="T7"> = 0;</text:span></text:p>
      <text:p text:style-name="P1"><text:span text:style-name="T7"><text:s text:c="8"/></text:span><text:span text:style-name="T23">receivedBSMs</text:span><text:span text:style-name="T7"> = 0;</text:span></text:p>
      <text:p text:style-name="P1"><text:span text:style-name="T7"><text:s text:c="8"/></text:span><text:span text:style-name="T23">receivedWSAs</text:span><text:span text:style-name="T7"> = 0;</text:span></text:p>
      <text:p text:style-name="P1"><text:span text:style-name="T7"><text:s text:c="8"/></text:span><text:span text:style-name="T23">receivedWSMs</text:span><text:span text:style-name="T7"> = 0;</text:span></text:p>
      <text:p text:style-name="P1"><text:span text:style-name="T7"><text:s text:c="4"/>}</text:span></text:p>
      <text:p text:style-name="P1"><text:span text:style-name="T7"><text:s text:c="4"/></text:span><text:span text:style-name="T5">else</text:span><text:span text:style-name="T7"> </text:span><text:span text:style-name="T5">if</text:span><text:span text:style-name="T7"> (stage == 1) {</text:span></text:p>
      <text:p text:style-name="P2"/>
      <text:p text:style-name="P1"><text:span text:style-name="T7"><text:s text:c="8"/></text:span><text:span text:style-name="T1">// store MAC address for quick access</text:span></text:p>
      <text:p text:style-name="P1"><text:span text:style-name="T7"><text:s text:c="8"/></text:span><text:span text:style-name="T23">myId</text:span><text:span text:style-name="T7"> = </text:span><text:span text:style-name="T23">mac</text:span><text:span text:style-name="T7">-&gt;getMACAddress();</text:span></text:p>
      <text:p text:style-name="P2"/>
      <text:p text:style-name="P1"><text:span text:style-name="T7"><text:s text:c="8"/></text:span><text:span text:style-name="T1">// simulate asynchronous channel access</text:span></text:p>
      <text:p text:style-name="P2"/>
      <text:p text:style-name="P1"><text:span text:style-name="T7"><text:s text:c="8"/></text:span><text:span text:style-name="T5">if</text:span><text:span text:style-name="T7"> (</text:span><text:span text:style-name="T23">dataOnSch</text:span><text:span text:style-name="T7"> == </text:span><text:span text:style-name="T5">true</text:span><text:span text:style-name="T7"> &amp;&amp; !</text:span><text:span text:style-name="T23">mac</text:span><text:span text:style-name="T7">-&gt;isChannelSwitchingActive()) {</text:span></text:p>
      <text:p text:style-name="P1"><text:span text:style-name="T7"><text:s text:c="12"/></text:span><text:span text:style-name="T23">dataOnSch</text:span><text:span text:style-name="T7"> = </text:span><text:span text:style-name="T5">false</text:span><text:span text:style-name="T7">;</text:span></text:p>
      <text:p text:style-name="P1"><text:span text:style-name="T7"><text:s text:c="12"/>EV_ERROR &lt;&lt; </text:span><text:span text:style-name="T15">"</text:span><text:span text:style-name="T17">App</text:span><text:span text:style-name="T15"> wants to send data on SCH but MAC doesn't use any SCH. Sending all data on CCH"</text:span><text:span text:style-name="T7"> &lt;&lt; std::</text:span><text:span text:style-name="T21">endl</text:span><text:span text:style-name="T7">;</text:span></text:p>
      <text:p text:style-name="P1"><text:span text:style-name="T7"><text:s text:c="8"/>}</text:span></text:p>
      <text:p text:style-name="P1"><text:span text:style-name="T7"><text:s text:c="8"/></text:span><text:span text:style-name="T19">simtime_t</text:span><text:span text:style-name="T7"> firstBeacon = simTime();</text:span></text:p>
      <text:p text:style-name="P2"/>
      <text:p text:style-name="P1"><text:span text:style-name="T7"><text:s text:c="8"/></text:span><text:span text:style-name="T5">if</text:span><text:span text:style-name="T7"> (</text:span><text:span text:style-name="T21">par</text:span><text:span text:style-name="T7">(</text:span><text:span text:style-name="T15">"avoidBeaconSynchronization"</text:span><text:span text:style-name="T7">).</text:span><text:span text:style-name="T21">boolValue</text:span><text:span text:style-name="T7">() == </text:span><text:span text:style-name="T5">true</text:span><text:span text:style-name="T7">) {</text:span></text:p>
      <text:p text:style-name="P2"/>
      <text:p text:style-name="P1"><text:span text:style-name="T7"><text:s text:c="12"/></text:span><text:span text:style-name="T19">simtime_t</text:span><text:span text:style-name="T7"> randomOffset = dblrand() * </text:span><text:span text:style-name="T23">beaconInterval</text:span><text:span text:style-name="T7">;</text:span></text:p>
      <text:p text:style-name="P1"><text:span text:style-name="T7"><text:s text:c="12"/>firstBeacon = simTime() + randomOffset;</text:span></text:p>
      <text:p text:style-name="P2"/>
      <text:p text:style-name="P1"><text:span text:style-name="T7"><text:s text:c="12"/></text:span><text:span text:style-name="T5">if</text:span><text:span text:style-name="T7"> (</text:span><text:span text:style-name="T23">mac</text:span><text:span text:style-name="T7">-&gt;isChannelSwitchingActive() == </text:span><text:span text:style-name="T5">true</text:span><text:span text:style-name="T7">) {</text:span></text:p>
      <text:p text:style-name="P1"><text:span text:style-name="T7"><text:s text:c="16"/></text:span><text:span text:style-name="T5">if</text:span><text:span text:style-name="T7"> (</text:span><text:span text:style-name="T23">beaconInterval</text:span><text:span text:style-name="T7">.raw() % (</text:span><text:span text:style-name="T23">mac</text:span><text:span text:style-name="T7">-&gt;getSwitchingInterval().raw() * 2)) {</text:span></text:p>
      <text:p text:style-name="P1"><text:span text:style-name="T7"><text:s text:c="20"/>EV_ERROR &lt;&lt; </text:span><text:span text:style-name="T15">"The beacon interval ("</text:span><text:span text:style-name="T7"> &lt;&lt; </text:span><text:span text:style-name="T23">beaconInterval</text:span><text:span text:style-name="T7"> &lt;&lt; </text:span><text:span text:style-name="T15">") is smaller than or not a multiple of <text:s/>one synchronization interval ("</text:span><text:span text:style-name="T7"> &lt;&lt; 2 * </text:span><text:span text:style-name="T23">mac</text:span><text:span text:style-name="T7">-&gt;getSwitchingInterval() &lt;&lt; </text:span><text:span text:style-name="T15">"). This means that beacons are generated during SCH intervals"</text:span><text:span text:style-name="T7"> &lt;&lt; std::</text:span><text:span text:style-name="T21">endl</text:span><text:span text:style-name="T7">;</text:span></text:p>
      <text:p text:style-name="P1"><text:span text:style-name="T7"><text:s text:c="16"/>}</text:span></text:p>
      <text:p text:style-name="P1"><text:soft-page-break/><text:span text:style-name="T7"><text:s text:c="16"/>firstBeacon = computeAsynchronousSendingTime(</text:span><text:span text:style-name="T23">beaconInterval</text:span><text:span text:style-name="T7">, </text:span><text:span text:style-name="T19">ChannelType</text:span><text:span text:style-name="T7">::</text:span><text:span text:style-name="T25">control</text:span><text:span text:style-name="T7">);</text:span></text:p>
      <text:p text:style-name="P1"><text:span text:style-name="T7"><text:s text:c="12"/>}</text:span></text:p>
      <text:p text:style-name="P2"/>
      <text:p text:style-name="P1"><text:span text:style-name="T7"><text:s text:c="12"/></text:span><text:span text:style-name="T5">if</text:span><text:span text:style-name="T7"> (</text:span><text:span text:style-name="T23">sendBeacons</text:span><text:span text:style-name="T7">) {</text:span></text:p>
      <text:p text:style-name="P1"><text:span text:style-name="T7"><text:s text:c="16"/></text:span><text:span text:style-name="T21">scheduleAt</text:span><text:span text:style-name="T7">(firstBeacon, </text:span><text:span text:style-name="T23">sendBeaconEvt</text:span><text:span text:style-name="T7">);</text:span></text:p>
      <text:p text:style-name="P1"><text:span text:style-name="T7"><text:s text:c="12"/>}</text:span></text:p>
      <text:p text:style-name="P1"><text:span text:style-name="T7"><text:s text:c="8"/>}</text:span></text:p>
      <text:p text:style-name="P1"><text:span text:style-name="T7"><text:s text:c="4"/>}</text:span></text:p>
      <text:p text:style-name="P1"><text:span text:style-name="T7">}</text:span></text:p>
      <text:p text:style-name="P2"/>
      <text:p text:style-name="P1"><text:span text:style-name="T19">simtime_t</text:span><text:span text:style-name="T7"> </text:span><text:span text:style-name="T9">DemoBaseApplLayer::computeAsynchronousSendingTime</text:span><text:span text:style-name="T7">(</text:span><text:span text:style-name="T19">simtime_t</text:span><text:span text:style-name="T7"> interval, </text:span><text:span text:style-name="T19">ChannelType</text:span><text:span text:style-name="T7"> chan)</text:span></text:p>
      <text:p text:style-name="P1"><text:span text:style-name="T7">{</text:span></text:p>
      <text:p text:style-name="P2"/>
      <text:p text:style-name="P2"/>
      <text:p text:style-name="P1"><text:span text:style-name="T7"><text:s text:c="5"/></text:span><text:span text:style-name="T1">/*</text:span></text:p>
      <text:p text:style-name="P1"><text:span text:style-name="T1"><text:s text:c="6"/>*avoid that periodic messages for one channel type are scheduled in the other channel interval</text:span></text:p>
      <text:p text:style-name="P1"><text:span text:style-name="T1"><text:s text:c="6"/>* when alternate access is enabled in the MAC</text:span></text:p>
      <text:p text:style-name="P1"><text:span text:style-name="T1"><text:s text:c="6"/>*/</text:span></text:p>
      <text:p text:style-name="P2"/>
      <text:p text:style-name="P2"/>
      <text:p text:style-name="P1"><text:span text:style-name="T7"><text:s text:c="4"/></text:span><text:span text:style-name="T19">simtime_t</text:span><text:span text:style-name="T7"> randomOffset = dblrand() * interval;</text:span></text:p>
      <text:p text:style-name="P1"><text:span text:style-name="T7"><text:s text:c="4"/></text:span><text:span text:style-name="T19">simtime_t</text:span><text:span text:style-name="T7"> firstEvent;</text:span></text:p>
      <text:p text:style-name="P1"><text:span text:style-name="T7"><text:s text:c="4"/></text:span><text:span text:style-name="T19">simtime_t</text:span><text:span text:style-name="T7"> switchingInterval = </text:span><text:span text:style-name="T23">mac</text:span><text:span text:style-name="T7">-&gt;getSwitchingInterval(); </text:span><text:span text:style-name="T1">// usually 0.050s</text:span></text:p>
      <text:p text:style-name="P1"><text:span text:style-name="T7"><text:s text:c="4"/></text:span><text:span text:style-name="T19">simtime_t</text:span><text:span text:style-name="T7"> nextCCH;</text:span></text:p>
      <text:p text:style-name="P2"/>
      <text:p text:style-name="P2"/>
      <text:p text:style-name="P1"><text:span text:style-name="T7"><text:s text:c="5"/></text:span><text:span text:style-name="T1">/*</text:span></text:p>
      <text:p text:style-name="P1"><text:span text:style-name="T1"><text:s text:c="5"/>* start event earliest in next CCH (or SCH) interval. For alignment, first find the next CCH interval</text:span></text:p>
      <text:p text:style-name="P1"><text:span text:style-name="T1"><text:s text:c="5"/>* To find out next CCH, go back to start of current interval and add two or one intervals</text:span></text:p>
      <text:p text:style-name="P1"><text:span text:style-name="T1"><text:s text:c="5"/>* depending on type of current interval</text:span></text:p>
      <text:p text:style-name="P1"><text:span text:style-name="T1"><text:s text:c="5"/>* */</text:span></text:p>
      <text:p text:style-name="P2"/>
      <text:p text:style-name="P2"/>
      <text:p text:style-name="P1"><text:span text:style-name="T7"><text:s text:c="4"/></text:span><text:span text:style-name="T5">if</text:span><text:span text:style-name="T7"> (</text:span><text:span text:style-name="T23">mac</text:span><text:span text:style-name="T7">-&gt;isCurrentChannelCCH()) {</text:span></text:p>
      <text:p text:style-name="P1"><text:span text:style-name="T7"><text:s text:c="8"/>nextCCH = simTime() - </text:span><text:span text:style-name="T19">SimTime</text:span><text:span text:style-name="T7">().setRaw(simTime().raw() % switchingInterval.raw()) + switchingInterval * 2;</text:span></text:p>
      <text:p text:style-name="P1"><text:span text:style-name="T7"><text:s text:c="4"/>}</text:span></text:p>
      <text:p text:style-name="P1"><text:span text:style-name="T7"><text:s text:c="4"/></text:span><text:span text:style-name="T5">else</text:span><text:span text:style-name="T7"> {</text:span></text:p>
      <text:p text:style-name="P1"><text:span text:style-name="T7"><text:s text:c="8"/>nextCCH = simTime() - </text:span><text:span text:style-name="T19">SimTime</text:span><text:span text:style-name="T7">().setRaw(simTime().raw() % switchingInterval.raw()) + switchingInterval;</text:span></text:p>
      <text:p text:style-name="P1"><text:span text:style-name="T7"><text:s text:c="4"/>}</text:span></text:p>
      <text:p text:style-name="P2"/>
      <text:p text:style-name="P1"><text:span text:style-name="T7"><text:s text:c="4"/>firstEvent = nextCCH + randomOffset;</text:span></text:p>
      <text:p text:style-name="P2"/>
      <text:p text:style-name="P1"><text:span text:style-name="T7"><text:s text:c="4"/></text:span><text:span text:style-name="T1">// check if firstEvent lies within the correct interval and, if not, move to previous interval</text:span></text:p>
      <text:p text:style-name="P2"/>
      <text:p text:style-name="P1"><text:span text:style-name="T7"><text:s text:c="4"/></text:span><text:span text:style-name="T5">if</text:span><text:span text:style-name="T7"> (firstEvent.raw() % (2 * switchingInterval.raw()) &gt; switchingInterval.raw()) {</text:span></text:p>
      <text:p text:style-name="P1"><text:span text:style-name="T7"><text:s text:c="8"/></text:span><text:span text:style-name="T1">// firstEvent is within a </text:span><text:span text:style-name="T3">sch</text:span><text:span text:style-name="T1"> interval</text:span></text:p>
      <text:p text:style-name="P1"><text:span text:style-name="T7"><text:s text:c="8"/></text:span><text:span text:style-name="T5">if</text:span><text:span text:style-name="T7"> (chan == </text:span><text:span text:style-name="T19">ChannelType</text:span><text:span text:style-name="T7">::</text:span><text:span text:style-name="T25">control</text:span><text:span text:style-name="T7">) firstEvent -= switchingInterval;</text:span></text:p>
      <text:p text:style-name="P1"><text:span text:style-name="T7"><text:s text:c="4"/>}</text:span></text:p>
      <text:p text:style-name="P1"><text:span text:style-name="T7"><text:s text:c="4"/></text:span><text:span text:style-name="T5">else</text:span><text:span text:style-name="T7"> {</text:span></text:p>
      <text:p text:style-name="P1"><text:span text:style-name="T7"><text:s text:c="8"/></text:span><text:span text:style-name="T1">// firstEvent is within a </text:span><text:span text:style-name="T3">cch</text:span><text:span text:style-name="T1"> interval, so adjust for SCH messages</text:span></text:p>
      <text:p text:style-name="P1"><text:span text:style-name="T7"><text:s text:c="8"/></text:span><text:span text:style-name="T5">if</text:span><text:span text:style-name="T7"> (chan == </text:span><text:span text:style-name="T19">ChannelType</text:span><text:span text:style-name="T7">::</text:span><text:span text:style-name="T25">service</text:span><text:span text:style-name="T7">) firstEvent += switchingInterval;</text:span></text:p>
      <text:p text:style-name="P1"><text:span text:style-name="T7"><text:s text:c="4"/>}</text:span></text:p>
      <text:p text:style-name="P2"/>
      <text:p text:style-name="P1"><text:soft-page-break/><text:span text:style-name="T7"><text:s text:c="4"/></text:span><text:span text:style-name="T5">return</text:span><text:span text:style-name="T7"> firstEvent;</text:span></text:p>
      <text:p text:style-name="P1"><text:span text:style-name="T7">}</text:span></text:p>
      <text:p text:style-name="P2"/>
      <text:p text:style-name="P1"><text:span text:style-name="T5">void</text:span><text:span text:style-name="T7"> </text:span><text:span text:style-name="T9">DemoBaseApplLayer::populateWSM</text:span><text:span text:style-name="T7">(</text:span><text:span text:style-name="T19">BaseFrame1609_4</text:span><text:span text:style-name="T7">* wsm, </text:span><text:span text:style-name="T19">LAddress</text:span><text:span text:style-name="T7">::</text:span><text:span text:style-name="T19">L2Type</text:span><text:span text:style-name="T7"> rcvId, </text:span><text:span text:style-name="T5">int</text:span><text:span text:style-name="T7"> serial)</text:span></text:p>
      <text:p text:style-name="P1"><text:span text:style-name="T7">{</text:span></text:p>
      <text:p text:style-name="P1"><text:span text:style-name="T7"><text:s text:c="4"/>wsm-&gt;setRecipientAddress(rcvId);</text:span></text:p>
      <text:p text:style-name="P1"><text:span text:style-name="T7"><text:s text:c="4"/>wsm-&gt;</text:span><text:span text:style-name="T21">setBitLength</text:span><text:span text:style-name="T7">(</text:span><text:span text:style-name="T23">headerLength</text:span><text:span text:style-name="T7">);</text:span></text:p>
      <text:p text:style-name="P2"/>
      <text:p text:style-name="P1"><text:span text:style-name="T7"><text:s text:c="4"/></text:span><text:span text:style-name="T5">if</text:span><text:span text:style-name="T7"> (</text:span><text:span text:style-name="T19">DemoSafetyMessage</text:span><text:span text:style-name="T7">* bsm = </text:span><text:span text:style-name="T5">dynamic_cast</text:span><text:span text:style-name="T7">&lt;</text:span><text:span text:style-name="T19">DemoSafetyMessage</text:span><text:span text:style-name="T7">*&gt;(wsm)) {</text:span></text:p>
      <text:p text:style-name="P1"><text:span text:style-name="T7"><text:s text:c="8"/>std::</text:span><text:span text:style-name="T19">string</text:span><text:span text:style-name="T7"> vehicleId = </text:span><text:span text:style-name="T23">mobility</text:span><text:span text:style-name="T7">-&gt;getExternalId(); </text:span><text:span text:style-name="T1">//Added line by me</text:span></text:p>
      <text:p text:style-name="P1"><text:span text:style-name="T7"><text:s text:c="8"/>veins::</text:span><text:span text:style-name="T19">TraCICommandInterface</text:span><text:span text:style-name="T7">::</text:span><text:span text:style-name="T19">Vehicle</text:span><text:span text:style-name="T7"> veh= </text:span><text:span text:style-name="T23">traci</text:span><text:span text:style-name="T7">-&gt;vehicle(vehicleId);</text:span></text:p>
      <text:p text:style-name="P2"/>
      <text:p text:style-name="P1"><text:span text:style-name="T7"><text:s text:c="8"/>std::</text:span><text:span text:style-name="T19">mt19937</text:span><text:span text:style-name="T7"> gen(std::</text:span><text:span text:style-name="T21">time</text:span><text:span text:style-name="T7">(0));</text:span></text:p>
      <text:p text:style-name="P1"><text:span text:style-name="T7"><text:s text:c="8"/>std::</text:span><text:span text:style-name="T19">uniform_int_distribution</text:span><text:span text:style-name="T7">&lt;&gt;dis(300, 320);</text:span></text:p>
      <text:p text:style-name="P2"/>
      <text:p text:style-name="P1"><text:span text:style-name="T7"><text:s text:c="8"/></text:span><text:span text:style-name="T5">int</text:span><text:span text:style-name="T7"> vehicleIdtoInt <text:s/>= std::stoi(vehicleId);</text:span></text:p>
      <text:p text:style-name="P1"><text:span text:style-name="T7"><text:s text:c="8"/></text:span><text:span text:style-name="T25">vehicleIDY</text:span><text:span text:style-name="T7">.push_back(vehicleIdtoInt);</text:span></text:p>
      <text:p text:style-name="P2"/>
      <text:p text:style-name="P1"><text:span text:style-name="T7"><text:s text:c="8"/></text:span><text:span text:style-name="T19">random_device</text:span><text:span text:style-name="T7"> rd;</text:span></text:p>
      <text:p text:style-name="P1"><text:span text:style-name="T7"><text:s text:c="8"/></text:span><text:span text:style-name="T19">mt19937</text:span><text:span text:style-name="T7"> g(rd());</text:span></text:p>
      <text:p text:style-name="P2"/>
      <text:p text:style-name="P1"><text:span text:style-name="T7"><text:s text:c="8"/></text:span><text:span text:style-name="T1">//shuffle(vehicleIDY.begin(), vehicleIDY.end(), g);</text:span></text:p>
      <text:p text:style-name="P1"><text:span text:style-name="T7"><text:s text:c="8"/></text:span><text:span text:style-name="T19">size_t</text:span><text:span text:style-name="T7"> vehicleIDY_totalsize = </text:span><text:span text:style-name="T25">vehicleIDY</text:span><text:span text:style-name="T7">.size();</text:span></text:p>
      <text:p text:style-name="P2"/>
      <text:p text:style-name="P1"><text:span text:style-name="T7"><text:s text:c="8"/></text:span><text:span text:style-name="T19">size_t</text:span><text:span text:style-name="T7"> first =std::</text:span><text:span text:style-name="T21">ceil</text:span><text:span text:style-name="T7">(vehicleIDY_totalsize * 0.10);</text:span></text:p>
      <text:p text:style-name="P1"><text:span text:style-name="T7"><text:s text:c="8"/></text:span><text:span text:style-name="T19">size_t</text:span><text:span text:style-name="T7"> second =std::</text:span><text:span text:style-name="T21">ceil</text:span><text:span text:style-name="T7">(vehicleIDY_totalsize * 0.10);</text:span></text:p>
      <text:p text:style-name="P1"><text:span text:style-name="T7"><text:s text:c="8"/></text:span><text:span text:style-name="T19">size_t</text:span><text:span text:style-name="T7"> third =std::</text:span><text:span text:style-name="T21">ceil</text:span><text:span text:style-name="T7">(vehicleIDY_totalsize * 0.10);</text:span></text:p>
      <text:p text:style-name="P1"><text:span text:style-name="T7"><text:s text:c="8"/></text:span><text:span text:style-name="T19">size_t</text:span><text:span text:style-name="T7"> fourth =std::</text:span><text:span text:style-name="T21">ceil</text:span><text:span text:style-name="T7">(vehicleIDY_totalsize * 0.10);</text:span></text:p>
      <text:p text:style-name="P1"><text:span text:style-name="T7"><text:s text:c="8"/></text:span><text:span text:style-name="T19">size_t</text:span><text:span text:style-name="T7"> five =std::</text:span><text:span text:style-name="T21">ceil</text:span><text:span text:style-name="T7">(vehicleIDY_totalsize * 0.10);</text:span></text:p>
      <text:p text:style-name="P1"><text:span text:style-name="T7"><text:s text:c="8"/></text:span><text:span text:style-name="T19">size_t</text:span><text:span text:style-name="T7"> six =std::</text:span><text:span text:style-name="T21">ceil</text:span><text:span text:style-name="T7">(vehicleIDY_totalsize * 0.10);</text:span></text:p>
      <text:p text:style-name="P1"><text:span text:style-name="T7"><text:s text:c="8"/></text:span><text:span text:style-name="T19">size_t</text:span><text:span text:style-name="T7"> seven =std::</text:span><text:span text:style-name="T21">ceil</text:span><text:span text:style-name="T7">(vehicleIDY_totalsize * 0.15);</text:span></text:p>
      <text:p text:style-name="P1"><text:span text:style-name="T7"><text:s text:c="8"/></text:span><text:span text:style-name="T19">size_t</text:span><text:span text:style-name="T7"> eight =std::</text:span><text:span text:style-name="T21">ceil</text:span><text:span text:style-name="T7">(vehicleIDY_totalsize * 0.15);</text:span></text:p>
      <text:p text:style-name="P1"><text:span text:style-name="T7"><text:s text:c="8"/></text:span><text:span text:style-name="T19">size_t</text:span><text:span text:style-name="T7"> nine =std::</text:span><text:span text:style-name="T21">ceil</text:span><text:span text:style-name="T7">(vehicleIDY_totalsize * 0.10);</text:span></text:p>
      <text:p text:style-name="P2"/>
      <text:p text:style-name="P2"/>
      <text:p text:style-name="P1"><text:span text:style-name="T7"><text:s text:c="8"/></text:span><text:span text:style-name="T5">struct</text:span><text:span text:style-name="T7"> </text:span><text:span text:style-name="T19">clusterWithId</text:span><text:span text:style-name="T7">{</text:span></text:p>
      <text:p text:style-name="P1"><text:span text:style-name="T7"><text:s text:c="12"/>std::</text:span><text:span text:style-name="T19">vector</text:span><text:span text:style-name="T7">&lt;</text:span><text:span text:style-name="T5">int</text:span><text:span text:style-name="T7">&gt;</text:span><text:span text:style-name="T23">data</text:span><text:span text:style-name="T7">;</text:span></text:p>
      <text:p text:style-name="P1"><text:span text:style-name="T7"><text:s text:c="12"/></text:span><text:span text:style-name="T5">int</text:span><text:span text:style-name="T7"> </text:span><text:span text:style-name="T23">id</text:span><text:span text:style-name="T7">;</text:span></text:p>
      <text:p text:style-name="P1"><text:span text:style-name="T7"><text:s text:c="8"/>};</text:span></text:p>
      <text:p text:style-name="P2"/>
      <text:p text:style-name="P1"><text:span text:style-name="T7"><text:s text:c="8"/></text:span><text:span text:style-name="T19">clusterWithId</text:span><text:span text:style-name="T7"> cluster1;</text:span></text:p>
      <text:p text:style-name="P1"><text:span text:style-name="T7"><text:s text:c="8"/>cluster1.</text:span><text:span text:style-name="T23">data</text:span><text:span text:style-name="T7"> ={</text:span><text:span text:style-name="T25">vehicleIDY</text:span><text:span text:style-name="T7">.begin(), </text:span><text:span text:style-name="T25">vehicleIDY</text:span><text:span text:style-name="T7">.begin()+ first};</text:span></text:p>
      <text:p text:style-name="P1"><text:span text:style-name="T7"><text:s text:c="8"/>cluster1.</text:span><text:span text:style-name="T23">id</text:span><text:span text:style-name="T7"> =1;</text:span></text:p>
      <text:p text:style-name="P2"/>
      <text:p text:style-name="P1"><text:span text:style-name="T7"><text:s text:c="8"/></text:span><text:span text:style-name="T19">clusterWithId</text:span><text:span text:style-name="T7"> cluster2;</text:span></text:p>
      <text:p text:style-name="P1"><text:span text:style-name="T7"><text:s text:c="8"/>cluster2.</text:span><text:span text:style-name="T23">data</text:span><text:span text:style-name="T7"> ={</text:span><text:span text:style-name="T25">vehicleIDY</text:span><text:span text:style-name="T7">.begin()+ first, </text:span><text:span text:style-name="T25">vehicleIDY</text:span><text:span text:style-name="T7">.begin()+ first+second};</text:span></text:p>
      <text:p text:style-name="P1"><text:span text:style-name="T7"><text:s text:c="8"/>cluster2.</text:span><text:span text:style-name="T23">id</text:span><text:span text:style-name="T7"> =2;</text:span></text:p>
      <text:p text:style-name="P2"/>
      <text:p text:style-name="P1"><text:span text:style-name="T7"><text:s text:c="8"/></text:span><text:span text:style-name="T19">clusterWithId</text:span><text:span text:style-name="T7"> cluster3;</text:span></text:p>
      <text:p text:style-name="P1"><text:span text:style-name="T7"><text:s text:c="8"/>cluster3.</text:span><text:span text:style-name="T23">data</text:span><text:span text:style-name="T7"> ={</text:span><text:span text:style-name="T25">vehicleIDY</text:span><text:span text:style-name="T7">.begin()+ first+second, </text:span><text:span text:style-name="T25">vehicleIDY</text:span><text:span text:style-name="T7">.begin()+ first+second+third};</text:span></text:p>
      <text:p text:style-name="P1"><text:span text:style-name="T7"><text:s text:c="8"/>cluster3.</text:span><text:span text:style-name="T23">id</text:span><text:span text:style-name="T7"> =3;</text:span></text:p>
      <text:p text:style-name="P2"/>
      <text:p text:style-name="P1"><text:span text:style-name="T7"><text:s text:c="8"/></text:span><text:span text:style-name="T19">clusterWithId</text:span><text:span text:style-name="T7"> cluster4;</text:span></text:p>
      <text:p text:style-name="P1"><text:span text:style-name="T7"><text:s text:c="8"/>cluster4.</text:span><text:span text:style-name="T23">data</text:span><text:span text:style-name="T7"> ={</text:span><text:span text:style-name="T25">vehicleIDY</text:span><text:span text:style-name="T7">.begin()+ first+second+third, </text:span><text:span text:style-name="T25">vehicleIDY</text:span><text:span text:style-name="T7">.begin()+ first+second+third+fourth};</text:span></text:p>
      <text:p text:style-name="P1"><text:span text:style-name="T7"><text:s text:c="8"/>cluster4.</text:span><text:span text:style-name="T23">id</text:span><text:span text:style-name="T7"> =4;</text:span></text:p>
      <text:p text:style-name="P2"/>
      <text:p text:style-name="P1"><text:span text:style-name="T7"><text:s text:c="8"/></text:span><text:span text:style-name="T19">clusterWithId</text:span><text:span text:style-name="T7"> cluster5;</text:span></text:p>
      <text:p text:style-name="P1"><text:soft-page-break/><text:span text:style-name="T7"><text:s text:c="8"/>cluster5.</text:span><text:span text:style-name="T23">data</text:span><text:span text:style-name="T7"> ={</text:span><text:span text:style-name="T25">vehicleIDY</text:span><text:span text:style-name="T7">.begin()+ first+second+third+fourth, </text:span><text:span text:style-name="T25">vehicleIDY</text:span><text:span text:style-name="T7">.begin()+ first+second+third+fourth+five};</text:span></text:p>
      <text:p text:style-name="P1"><text:span text:style-name="T7"><text:s text:c="8"/>cluster5.</text:span><text:span text:style-name="T23">id</text:span><text:span text:style-name="T7"> =5;</text:span></text:p>
      <text:p text:style-name="P2"/>
      <text:p text:style-name="P1"><text:span text:style-name="T7"><text:s text:c="8"/></text:span><text:span text:style-name="T19">clusterWithId</text:span><text:span text:style-name="T7"> cluster6;</text:span></text:p>
      <text:p text:style-name="P1"><text:span text:style-name="T7"><text:s text:c="8"/>cluster6.</text:span><text:span text:style-name="T23">data</text:span><text:span text:style-name="T7"> ={</text:span><text:span text:style-name="T25">vehicleIDY</text:span><text:span text:style-name="T7">.begin()+ first+second+third+fourth+five, </text:span><text:span text:style-name="T25">vehicleIDY</text:span><text:span text:style-name="T7">.begin()+ first+second+third+fourth+five+six};</text:span></text:p>
      <text:p text:style-name="P1"><text:span text:style-name="T7"><text:s text:c="8"/>cluster6.</text:span><text:span text:style-name="T23">id</text:span><text:span text:style-name="T7"> =6;</text:span></text:p>
      <text:p text:style-name="P2"/>
      <text:p text:style-name="P1"><text:span text:style-name="T7"><text:s text:c="8"/></text:span><text:span text:style-name="T19">clusterWithId</text:span><text:span text:style-name="T7"> cluster7;</text:span></text:p>
      <text:p text:style-name="P1"><text:span text:style-name="T7"><text:s text:c="8"/>cluster7.</text:span><text:span text:style-name="T23">data</text:span><text:span text:style-name="T7"> ={</text:span><text:span text:style-name="T25">vehicleIDY</text:span><text:span text:style-name="T7">.begin()+ first+second+third+fourth+five+six, </text:span><text:span text:style-name="T25">vehicleIDY</text:span><text:span text:style-name="T7">.begin()+ first+second+third+fourth+five+six+seven};</text:span></text:p>
      <text:p text:style-name="P1"><text:span text:style-name="T7"><text:s text:c="8"/>cluster7.</text:span><text:span text:style-name="T23">id</text:span><text:span text:style-name="T7"> =7;</text:span></text:p>
      <text:p text:style-name="P2"/>
      <text:p text:style-name="P1"><text:span text:style-name="T7"><text:s text:c="8"/></text:span><text:span text:style-name="T19">clusterWithId</text:span><text:span text:style-name="T7"> cluster8;</text:span></text:p>
      <text:p text:style-name="P1"><text:span text:style-name="T7"><text:s text:c="8"/>cluster8.</text:span><text:span text:style-name="T23">data</text:span><text:span text:style-name="T7"> ={</text:span><text:span text:style-name="T25">vehicleIDY</text:span><text:span text:style-name="T7">.begin()+ first+second+third+fourth+five+six+seven, </text:span><text:span text:style-name="T25">vehicleIDY</text:span><text:span text:style-name="T7">.begin()+ first+second+third+fourth+five+six+seven+eight};</text:span></text:p>
      <text:p text:style-name="P1"><text:span text:style-name="T7"><text:s text:c="8"/>cluster8.</text:span><text:span text:style-name="T23">id</text:span><text:span text:style-name="T7"> =8;</text:span></text:p>
      <text:p text:style-name="P2"/>
      <text:p text:style-name="P1"><text:span text:style-name="T7"><text:s text:c="8"/></text:span><text:span text:style-name="T19">clusterWithId</text:span><text:span text:style-name="T7"> cluster9;</text:span></text:p>
      <text:p text:style-name="P1"><text:span text:style-name="T7"><text:s text:c="8"/>cluster9.</text:span><text:span text:style-name="T23">data</text:span><text:span text:style-name="T7"> ={</text:span><text:span text:style-name="T25">vehicleIDY</text:span><text:span text:style-name="T7">.begin()+ first+second+third+fourth+five+six+seven+eight, </text:span><text:span text:style-name="T25">vehicleIDY</text:span><text:span text:style-name="T7">.begin()+ first+second+third+fourth+five+six+seven+eight+nine};</text:span></text:p>
      <text:p text:style-name="P1"><text:span text:style-name="T7"><text:s text:c="8"/>cluster9.</text:span><text:span text:style-name="T23">id</text:span><text:span text:style-name="T7"> =9;</text:span></text:p>
      <text:p text:style-name="P2"/>
      <text:p text:style-name="P2"/>
      <text:p text:style-name="P1"><text:span text:style-name="T7"><text:s text:c="8"/>shuffle(cluster1.</text:span><text:span text:style-name="T23">data</text:span><text:span text:style-name="T7">.begin(), cluster1.</text:span><text:span text:style-name="T23">data</text:span><text:span text:style-name="T7">.end(), g);</text:span></text:p>
      <text:p text:style-name="P1"><text:span text:style-name="T7"><text:s text:c="8"/>shuffle(cluster2.</text:span><text:span text:style-name="T23">data</text:span><text:span text:style-name="T7">.begin(), cluster2.</text:span><text:span text:style-name="T23">data</text:span><text:span text:style-name="T7">.end(), g);</text:span></text:p>
      <text:p text:style-name="P1"><text:span text:style-name="T7"><text:s text:c="8"/>shuffle(cluster3.</text:span><text:span text:style-name="T23">data</text:span><text:span text:style-name="T7">.begin(), cluster3.</text:span><text:span text:style-name="T23">data</text:span><text:span text:style-name="T7">.end(), g);</text:span></text:p>
      <text:p text:style-name="P1"><text:span text:style-name="T7"><text:s text:c="8"/>shuffle(cluster4.</text:span><text:span text:style-name="T23">data</text:span><text:span text:style-name="T7">.begin(), cluster4.</text:span><text:span text:style-name="T23">data</text:span><text:span text:style-name="T7">.end(), g);</text:span></text:p>
      <text:p text:style-name="P1"><text:span text:style-name="T7"><text:s text:c="8"/>shuffle(cluster5.</text:span><text:span text:style-name="T23">data</text:span><text:span text:style-name="T7">.begin(), cluster5.</text:span><text:span text:style-name="T23">data</text:span><text:span text:style-name="T7">.end(), g);</text:span></text:p>
      <text:p text:style-name="P1"><text:span text:style-name="T7"><text:s text:c="8"/>shuffle(cluster6.</text:span><text:span text:style-name="T23">data</text:span><text:span text:style-name="T7">.begin(), cluster6.</text:span><text:span text:style-name="T23">data</text:span><text:span text:style-name="T7">.end(), g);</text:span></text:p>
      <text:p text:style-name="P1"><text:span text:style-name="T7"><text:s text:c="8"/>shuffle(cluster7.</text:span><text:span text:style-name="T23">data</text:span><text:span text:style-name="T7">.begin(), cluster7.</text:span><text:span text:style-name="T23">data</text:span><text:span text:style-name="T7">.end(), g);</text:span></text:p>
      <text:p text:style-name="P1"><text:span text:style-name="T7"><text:s text:c="8"/>shuffle(cluster8.</text:span><text:span text:style-name="T23">data</text:span><text:span text:style-name="T7">.begin(), cluster8.</text:span><text:span text:style-name="T23">data</text:span><text:span text:style-name="T7">.end(), g);</text:span></text:p>
      <text:p text:style-name="P1"><text:span text:style-name="T7"><text:s text:c="8"/>shuffle(cluster9.</text:span><text:span text:style-name="T23">data</text:span><text:span text:style-name="T7">.begin(), cluster9.</text:span><text:span text:style-name="T23">data</text:span><text:span text:style-name="T7">.end(), g);</text:span></text:p>
      <text:p text:style-name="P2"/>
      <text:p text:style-name="P1"><text:span text:style-name="T7"><text:s text:c="8"/></text:span><text:span text:style-name="T5">int</text:span><text:span text:style-name="T7"> centerClusterIndex1 = </text:span><text:span text:style-name="T5">static_cast</text:span><text:span text:style-name="T7">&lt;</text:span><text:span text:style-name="T5">int</text:span><text:span text:style-name="T7">&gt;(cluster1.</text:span><text:span text:style-name="T23">data</text:span><text:span text:style-name="T7">.size()/2);</text:span></text:p>
      <text:p text:style-name="P1"><text:span text:style-name="T7"><text:s text:c="8"/></text:span><text:span text:style-name="T5">auto</text:span><text:span text:style-name="T7"> centerClusterIndex2 = cluster2.</text:span><text:span text:style-name="T23">data</text:span><text:span text:style-name="T7">.size()/2;</text:span></text:p>
      <text:p text:style-name="P1"><text:span text:style-name="T7"><text:s text:c="8"/></text:span><text:span text:style-name="T5">auto</text:span><text:span text:style-name="T7"> centerClusterIndex3 = cluster3.</text:span><text:span text:style-name="T23">data</text:span><text:span text:style-name="T7">.size()/2;</text:span></text:p>
      <text:p text:style-name="P1"><text:span text:style-name="T7"><text:s text:c="8"/></text:span><text:span text:style-name="T5">auto</text:span><text:span text:style-name="T7"> centerClusterIndex4 = cluster4.</text:span><text:span text:style-name="T23">data</text:span><text:span text:style-name="T7">.size()/2;</text:span></text:p>
      <text:p text:style-name="P1"><text:span text:style-name="T7"><text:s text:c="8"/></text:span><text:span text:style-name="T5">auto</text:span><text:span text:style-name="T7"> centerClusterIndex5 = cluster5.</text:span><text:span text:style-name="T23">data</text:span><text:span text:style-name="T7">.size()/2;</text:span></text:p>
      <text:p text:style-name="P1"><text:span text:style-name="T7"><text:s text:c="8"/></text:span><text:span text:style-name="T5">auto</text:span><text:span text:style-name="T7"> centerClusterIndex6 = cluster6.</text:span><text:span text:style-name="T23">data</text:span><text:span text:style-name="T7">.size()/2;</text:span></text:p>
      <text:p text:style-name="P1"><text:span text:style-name="T7"><text:s text:c="8"/></text:span><text:span text:style-name="T5">auto</text:span><text:span text:style-name="T7"> centerClusterIndex7 = cluster7.</text:span><text:span text:style-name="T23">data</text:span><text:span text:style-name="T7">.size()/2;</text:span></text:p>
      <text:p text:style-name="P1"><text:span text:style-name="T7"><text:s text:c="8"/></text:span><text:span text:style-name="T5">auto</text:span><text:span text:style-name="T7"> centerClusterIndex8 = cluster8.</text:span><text:span text:style-name="T23">data</text:span><text:span text:style-name="T7">.size()/2;</text:span></text:p>
      <text:p text:style-name="P1"><text:span text:style-name="T7"><text:s text:c="8"/></text:span><text:span text:style-name="T5">auto</text:span><text:span text:style-name="T7"> centerClusterIndex9 = cluster9.</text:span><text:span text:style-name="T23">data</text:span><text:span text:style-name="T7">.size()/2;</text:span></text:p>
      <text:p text:style-name="P2"/>
      <text:p text:style-name="P2"/>
      <text:p text:style-name="P1"><text:span text:style-name="T7"><text:s text:c="8"/></text:span><text:span text:style-name="T19">size_t</text:span><text:span text:style-name="T7"> currentIndex1 =0;</text:span></text:p>
      <text:p text:style-name="P1"><text:span text:style-name="T7"><text:s text:c="8"/></text:span><text:span text:style-name="T5">for</text:span><text:span text:style-name="T7"> (</text:span><text:span text:style-name="T5">const</text:span><text:span text:style-name="T7"> </text:span><text:span text:style-name="T5">int</text:span><text:span text:style-name="T7">&amp; node: cluster1.</text:span><text:span text:style-name="T23">data</text:span><text:span text:style-name="T7">){</text:span></text:p>
      <text:p text:style-name="P1"><text:span text:style-name="T7"><text:s text:c="12"/></text:span><text:span text:style-name="T5">if</text:span><text:span text:style-name="T7"> (currentIndex1 == centerClusterIndex1){</text:span></text:p>
      <text:p text:style-name="P1"><text:span text:style-name="T7"><text:s text:c="16"/></text:span><text:span text:style-name="T5">for</text:span><text:span text:style-name="T7"> (</text:span><text:span text:style-name="T5">int</text:span><text:span text:style-name="T7"> i=0; i&lt;15; ++i){</text:span></text:p>
      <text:p text:style-name="P1"><text:span text:style-name="T7"><text:s text:c="20"/></text:span><text:span text:style-name="T5">if</text:span><text:span text:style-name="T7"> (i==0){</text:span></text:p>
      <text:p text:style-name="P1"><text:span text:style-name="T7"><text:s text:c="24"/></text:span><text:span text:style-name="T5">auto</text:span><text:span text:style-name="T7"> vehicleSpeed = </text:span><text:span text:style-name="T21">rand</text:span><text:span text:style-name="T7">()% 3 + 5;</text:span></text:p>
      <text:p text:style-name="P1"><text:span text:style-name="T7"><text:s text:c="24"/></text:span><text:span text:style-name="T25">speedValues</text:span><text:span text:style-name="T7">.push_back(vehicleSpeed);</text:span></text:p>
      <text:p text:style-name="P1"><text:span text:style-name="T7"><text:s text:c="24"/></text:span><text:span text:style-name="T25">nodeIds</text:span><text:span text:style-name="T7">.push_back(node);</text:span></text:p>
      <text:p text:style-name="P1"><text:span text:style-name="T7"><text:s text:c="24"/>bsm-&gt;setVehicleSpeed(vehicleSpeed);</text:span></text:p>
      <text:p text:style-name="P1"><text:span text:style-name="T7"><text:s text:c="24"/></text:span><text:span text:style-name="T25">node_speed3</text:span><text:span text:style-name="T7">[10][node]=vehicleSpeed;</text:span></text:p>
      <text:p text:style-name="P1"><text:span text:style-name="T7"><text:s text:c="24"/>std::cout&lt;&lt; </text:span><text:span text:style-name="T15">"Node "</text:span><text:span text:style-name="T7"> &lt;&lt; node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2"/>
      <text:p text:style-name="P1"><text:span text:style-name="T7"><text:s text:c="20"/>}</text:span></text:p>
      <text:p text:style-name="P1"><text:soft-page-break/><text:span text:style-name="T7"><text:s text:c="20"/></text:span><text:span text:style-name="T5">else</text:span><text:span text:style-name="T7">{</text:span></text:p>
      <text:p text:style-name="P1"><text:span text:style-name="T7"><text:s text:c="16"/></text:span><text:span text:style-name="T5">auto</text:span><text:span text:style-name="T7"> vehicleSpeed = </text:span><text:span text:style-name="T21">rand</text:span><text:span text:style-name="T7">()% 4 + 5;</text:span></text:p>
      <text:p text:style-name="P1"><text:span text:style-name="T7"><text:s text:c="16"/></text:span><text:span text:style-name="T25">speedValues</text:span><text:span text:style-name="T7">.push_back(vehicleSpeed);</text:span></text:p>
      <text:p text:style-name="P1"><text:span text:style-name="T7"><text:s text:c="16"/></text:span><text:span text:style-name="T25">nodeIds</text:span><text:span text:style-name="T7">.push_back(node);</text:span></text:p>
      <text:p text:style-name="P1"><text:span text:style-name="T7"><text:s text:c="16"/>bsm-&gt;setVehicleSpeed(vehicleSpeed);</text:span></text:p>
      <text:p text:style-name="P1"><text:span text:style-name="T7"><text:s text:c="16"/></text:span><text:span text:style-name="T25">node_speed3</text:span><text:span text:style-name="T7">[10][node+i+350]=vehicleSpeed;</text:span></text:p>
      <text:p text:style-name="P1"><text:span text:style-name="T7"><text:s text:c="16"/>std::cout&lt;&lt; </text:span><text:span text:style-name="T15">"Node "</text:span><text:span text:style-name="T7"> &lt;&lt; node+i+350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20"/>}</text:span></text:p>
      <text:p text:style-name="P1"><text:span text:style-name="T7"><text:s text:c="16"/>}</text:span></text:p>
      <text:p text:style-name="P2"/>
      <text:p text:style-name="P1"><text:span text:style-name="T7"><text:s text:c="12"/>}</text:span></text:p>
      <text:p text:style-name="P2"/>
      <text:p text:style-name="P1"><text:span text:style-name="T7"><text:s text:c="12"/></text:span><text:span text:style-name="T5">else</text:span><text:span text:style-name="T7"> {</text:span></text:p>
      <text:p text:style-name="P1"><text:span text:style-name="T7"><text:s text:c="12"/></text:span><text:span text:style-name="T5">auto</text:span><text:span text:style-name="T7"> vehicleSpeed = </text:span><text:span text:style-name="T21">rand</text:span><text:span text:style-name="T7">()% 4 + 20;</text:span></text:p>
      <text:p text:style-name="P1"><text:span text:style-name="T7"><text:s text:c="12"/></text:span><text:span text:style-name="T25">speedValues</text:span><text:span text:style-name="T7">.push_back(vehicleSpeed);</text:span></text:p>
      <text:p text:style-name="P1"><text:span text:style-name="T7"><text:s text:c="12"/></text:span><text:span text:style-name="T25">nodeIds</text:span><text:span text:style-name="T7">.push_back(node);</text:span></text:p>
      <text:p text:style-name="P1"><text:span text:style-name="T7"><text:s text:c="12"/>bsm-&gt;setVehicleSpeed(vehicleSpeed);</text:span></text:p>
      <text:p text:style-name="P1"><text:span text:style-name="T7"><text:s text:c="12"/></text:span><text:span text:style-name="T25">node_speed3</text:span><text:span text:style-name="T7">[cluster1.</text:span><text:span text:style-name="T23">id</text:span><text:span text:style-name="T7">][node]=vehicleSpeed;</text:span></text:p>
      <text:p text:style-name="P1"><text:span text:style-name="T7"><text:s text:c="12"/>std::cout&lt;&lt; </text:span><text:span text:style-name="T15">"Node "</text:span><text:span text:style-name="T7"> &lt;&lt; node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12"/>}</text:span></text:p>
      <text:p text:style-name="P1"><text:span text:style-name="T7"><text:s text:c="12"/>++currentIndex1;</text:span></text:p>
      <text:p text:style-name="P1"><text:span text:style-name="T7"><text:s text:c="8"/>}</text:span></text:p>
      <text:p text:style-name="P1"><text:span text:style-name="T7"><text:s text:c="8"/>cout&lt;&lt;std::</text:span><text:span text:style-name="T21">endl</text:span><text:span text:style-name="T7">;</text:span></text:p>
      <text:p text:style-name="P2"/>
      <text:p text:style-name="P1"><text:span text:style-name="T7"><text:s text:c="8"/></text:span><text:span text:style-name="T19">size_t</text:span><text:span text:style-name="T7"> currentIndex2 =0;</text:span></text:p>
      <text:p text:style-name="P1"><text:span text:style-name="T7"><text:s text:c="8"/></text:span><text:span text:style-name="T5">for</text:span><text:span text:style-name="T7"> (</text:span><text:span text:style-name="T5">const</text:span><text:span text:style-name="T7"> </text:span><text:span text:style-name="T5">int</text:span><text:span text:style-name="T7">&amp; node: cluster2.</text:span><text:span text:style-name="T23">data</text:span><text:span text:style-name="T7">){</text:span></text:p>
      <text:p text:style-name="P1"><text:span text:style-name="T7"><text:s text:c="12"/></text:span><text:span text:style-name="T5">if</text:span><text:span text:style-name="T7"> (currentIndex2 == centerClusterIndex2){</text:span></text:p>
      <text:p text:style-name="P1"><text:span text:style-name="T7"><text:s text:c="16"/></text:span><text:span text:style-name="T5">for</text:span><text:span text:style-name="T7"> (</text:span><text:span text:style-name="T5">int</text:span><text:span text:style-name="T7"> i=0; i&lt;15; ++i){</text:span></text:p>
      <text:p text:style-name="P1"><text:span text:style-name="T7"><text:s text:c="20"/></text:span><text:span text:style-name="T5">if</text:span><text:span text:style-name="T7"> (i==0){</text:span></text:p>
      <text:p text:style-name="P1"><text:span text:style-name="T7"><text:s text:c="22"/></text:span><text:span text:style-name="T5">auto</text:span><text:span text:style-name="T7"> vehicleSpeed = </text:span><text:span text:style-name="T21">rand</text:span><text:span text:style-name="T7">()% 3 + 5;</text:span></text:p>
      <text:p text:style-name="P1"><text:span text:style-name="T7"><text:s text:c="22"/></text:span><text:span text:style-name="T25">speedValues</text:span><text:span text:style-name="T7">.push_back(vehicleSpeed);</text:span></text:p>
      <text:p text:style-name="P1"><text:span text:style-name="T7"><text:s text:c="22"/></text:span><text:span text:style-name="T25">nodeIds</text:span><text:span text:style-name="T7">.push_back(node);</text:span></text:p>
      <text:p text:style-name="P1"><text:span text:style-name="T7"><text:s text:c="22"/>bsm-&gt;setVehicleSpeed(vehicleSpeed);</text:span></text:p>
      <text:p text:style-name="P1"><text:span text:style-name="T7"><text:s text:c="22"/></text:span><text:span text:style-name="T25">node_speed3</text:span><text:span text:style-name="T7">[10][node]=vehicleSpeed;</text:span></text:p>
      <text:p text:style-name="P1"><text:span text:style-name="T7"><text:s text:c="22"/>std::cout&lt;&lt; </text:span><text:span text:style-name="T15">"Node "</text:span><text:span text:style-name="T7"> &lt;&lt; node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16"/>}</text:span><text:span text:style-name="T5">else</text:span><text:span text:style-name="T7">{</text:span></text:p>
      <text:p text:style-name="P1"><text:span text:style-name="T7"><text:s text:c="20"/></text:span><text:span text:style-name="T5">auto</text:span><text:span text:style-name="T7"> vehicleSpeed = </text:span><text:span text:style-name="T21">rand</text:span><text:span text:style-name="T7">()% 3 + 5;</text:span></text:p>
      <text:p text:style-name="P1"><text:span text:style-name="T7"><text:s text:c="20"/></text:span><text:span text:style-name="T25">speedValues</text:span><text:span text:style-name="T7">.push_back(vehicleSpeed);</text:span></text:p>
      <text:p text:style-name="P1"><text:span text:style-name="T7"><text:s text:c="20"/></text:span><text:span text:style-name="T25">nodeIds</text:span><text:span text:style-name="T7">.push_back(node);</text:span></text:p>
      <text:p text:style-name="P1"><text:span text:style-name="T7"><text:s text:c="20"/>bsm-&gt;setVehicleSpeed(vehicleSpeed);</text:span></text:p>
      <text:p text:style-name="P1"><text:span text:style-name="T7"><text:s text:c="20"/></text:span><text:span text:style-name="T25">node_speed3</text:span><text:span text:style-name="T7">[10][node+i+400]=vehicleSpeed;</text:span></text:p>
      <text:p text:style-name="P1"><text:span text:style-name="T7"><text:s text:c="20"/></text:span><text:span text:style-name="T1">//node_speed3[1][node+i+400]=vehicleSpeed;</text:span></text:p>
      <text:p text:style-name="P1"><text:span text:style-name="T7"><text:s text:c="20"/>std::cout&lt;&lt; </text:span><text:span text:style-name="T15">"Node "</text:span><text:span text:style-name="T7"> &lt;&lt; node+i+400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20"/>}</text:span></text:p>
      <text:p text:style-name="P1"><text:span text:style-name="T7"><text:s text:c="16"/>}</text:span></text:p>
      <text:p text:style-name="P1"><text:span text:style-name="T7"><text:s text:c="12"/>}</text:span></text:p>
      <text:p text:style-name="P1"><text:span text:style-name="T7"><text:s text:c="11"/></text:span><text:span text:style-name="T5">else</text:span><text:span text:style-name="T7"> {</text:span></text:p>
      <text:p text:style-name="P1"><text:span text:style-name="T7"><text:s text:c="16"/></text:span><text:span text:style-name="T5">auto</text:span><text:span text:style-name="T7"> vehicleSpeed = </text:span><text:span text:style-name="T21">rand</text:span><text:span text:style-name="T7">() % 3 + 25;</text:span></text:p>
      <text:p text:style-name="P1"><text:span text:style-name="T7"><text:s text:c="16"/></text:span><text:span text:style-name="T25">speedValues</text:span><text:span text:style-name="T7">.push_back(vehicleSpeed);</text:span></text:p>
      <text:p text:style-name="P1"><text:span text:style-name="T7"><text:s text:c="16"/></text:span><text:span text:style-name="T25">nodeIds</text:span><text:span text:style-name="T7">.push_back(node);</text:span></text:p>
      <text:p text:style-name="P1"><text:span text:style-name="T7"><text:s text:c="16"/>bsm-&gt;setVehicleSpeed(vehicleSpeed);</text:span></text:p>
      <text:p text:style-name="P1"><text:span text:style-name="T7"><text:s text:c="16"/></text:span><text:span text:style-name="T25">node_speed3</text:span><text:span text:style-name="T7">[cluster2.</text:span><text:span text:style-name="T23">id</text:span><text:span text:style-name="T7">][node]=vehicleSpeed;</text:span></text:p>
      <text:p text:style-name="P1"><text:span text:style-name="T7"><text:s text:c="16"/>std::cout&lt;&lt; </text:span><text:span text:style-name="T15">"Node "</text:span><text:span text:style-name="T7"> &lt;&lt; node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12"/>}</text:span></text:p>
      <text:p text:style-name="P1"><text:span text:style-name="T7"><text:s text:c="12"/>++currentIndex2;</text:span></text:p>
      <text:p text:style-name="P1"><text:span text:style-name="T7"><text:s text:c="8"/>}</text:span></text:p>
      <text:p text:style-name="P1"><text:span text:style-name="T7"><text:s text:c="8"/>cout&lt;&lt;std::</text:span><text:span text:style-name="T21">endl</text:span><text:span text:style-name="T7">;</text:span></text:p>
      <text:p text:style-name="P2"><text:soft-page-break/></text:p>
      <text:p text:style-name="P1"><text:span text:style-name="T7"><text:s text:c="8"/></text:span><text:span text:style-name="T19">size_t</text:span><text:span text:style-name="T7"> currentIndex3 =0;</text:span></text:p>
      <text:p text:style-name="P1"><text:span text:style-name="T7"><text:s text:c="8"/></text:span><text:span text:style-name="T5">for</text:span><text:span text:style-name="T7"> (</text:span><text:span text:style-name="T5">const</text:span><text:span text:style-name="T7"> </text:span><text:span text:style-name="T5">int</text:span><text:span text:style-name="T7">&amp; node: cluster3.</text:span><text:span text:style-name="T23">data</text:span><text:span text:style-name="T7">){</text:span></text:p>
      <text:p text:style-name="P1"><text:span text:style-name="T7"><text:s text:c="12"/></text:span><text:span text:style-name="T5">if</text:span><text:span text:style-name="T7"> (currentIndex3 == centerClusterIndex3){</text:span></text:p>
      <text:p text:style-name="P1"><text:span text:style-name="T7"><text:s text:c="16"/></text:span><text:span text:style-name="T5">for</text:span><text:span text:style-name="T7"> (</text:span><text:span text:style-name="T5">int</text:span><text:span text:style-name="T7"> i=0; i&lt;15; ++i){</text:span></text:p>
      <text:p text:style-name="P1"><text:span text:style-name="T7"><text:s text:c="18"/></text:span><text:span text:style-name="T5">if</text:span><text:span text:style-name="T7"> (i==0){</text:span></text:p>
      <text:p text:style-name="P1"><text:span text:style-name="T7"><text:s text:c="24"/></text:span><text:span text:style-name="T5">auto</text:span><text:span text:style-name="T7"> vehicleSpeed = </text:span><text:span text:style-name="T21">rand</text:span><text:span text:style-name="T7">()% 3 + 5;</text:span></text:p>
      <text:p text:style-name="P1"><text:span text:style-name="T7"><text:s text:c="24"/></text:span><text:span text:style-name="T25">speedValues</text:span><text:span text:style-name="T7">.push_back(vehicleSpeed);</text:span></text:p>
      <text:p text:style-name="P1"><text:span text:style-name="T7"><text:s text:c="24"/></text:span><text:span text:style-name="T25">nodeIds</text:span><text:span text:style-name="T7">.push_back(node);</text:span></text:p>
      <text:p text:style-name="P1"><text:span text:style-name="T7"><text:s text:c="24"/>bsm-&gt;setVehicleSpeed(vehicleSpeed);</text:span></text:p>
      <text:p text:style-name="P1"><text:span text:style-name="T7"><text:s text:c="24"/></text:span><text:span text:style-name="T25">node_speed3</text:span><text:span text:style-name="T7">[10][node]=vehicleSpeed;</text:span></text:p>
      <text:p text:style-name="P1"><text:span text:style-name="T7"><text:s text:c="24"/></text:span><text:span text:style-name="T1">//node_speed3[1][node]=vehicleSpeed;</text:span></text:p>
      <text:p text:style-name="P1"><text:span text:style-name="T7"><text:s text:c="24"/>std::cout&lt;&lt; </text:span><text:span text:style-name="T15">"Node "</text:span><text:span text:style-name="T7"> &lt;&lt; node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20"/>} </text:span><text:span text:style-name="T5">else</text:span><text:span text:style-name="T7">{</text:span></text:p>
      <text:p text:style-name="P1"><text:span text:style-name="T7"><text:s text:c="16"/></text:span><text:span text:style-name="T5">auto</text:span><text:span text:style-name="T7"> vehicleSpeed = </text:span><text:span text:style-name="T21">rand</text:span><text:span text:style-name="T7">()% 3 + 5;</text:span></text:p>
      <text:p text:style-name="P1"><text:span text:style-name="T7"><text:s text:c="16"/></text:span><text:span text:style-name="T25">speedValues</text:span><text:span text:style-name="T7">.push_back(vehicleSpeed);</text:span></text:p>
      <text:p text:style-name="P1"><text:span text:style-name="T7"><text:s text:c="16"/></text:span><text:span text:style-name="T25">nodeIds</text:span><text:span text:style-name="T7">.push_back(node);</text:span></text:p>
      <text:p text:style-name="P1"><text:span text:style-name="T7"><text:s text:c="16"/>bsm-&gt;setVehicleSpeed(vehicleSpeed);</text:span></text:p>
      <text:p text:style-name="P1"><text:span text:style-name="T7"><text:s text:c="16"/></text:span><text:span text:style-name="T25">node_speed3</text:span><text:span text:style-name="T7">[10][node+i+450]=vehicleSpeed;</text:span></text:p>
      <text:p text:style-name="P1"><text:span text:style-name="T7"><text:s text:c="16"/></text:span><text:span text:style-name="T1">//node_speed3[1+ i + 500][node]=vehicleSpeed;</text:span></text:p>
      <text:p text:style-name="P1"><text:span text:style-name="T7"><text:s text:c="16"/>std::cout&lt;&lt; </text:span><text:span text:style-name="T15">"Node "</text:span><text:span text:style-name="T7"> &lt;&lt; node + i + 450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20"/>}</text:span></text:p>
      <text:p text:style-name="P1"><text:span text:style-name="T7"><text:s text:c="16"/>}</text:span></text:p>
      <text:p text:style-name="P1"><text:span text:style-name="T7"><text:s text:c="12"/>}</text:span><text:span text:style-name="T5">else</text:span><text:span text:style-name="T7"> {</text:span></text:p>
      <text:p text:style-name="P1"><text:span text:style-name="T7"><text:s text:c="16"/></text:span><text:span text:style-name="T5">auto</text:span><text:span text:style-name="T7"> vehicleSpeed = </text:span><text:span text:style-name="T21">rand</text:span><text:span text:style-name="T7">() % 3 + 30;</text:span></text:p>
      <text:p text:style-name="P1"><text:span text:style-name="T7"><text:s text:c="16"/></text:span><text:span text:style-name="T25">speedValues</text:span><text:span text:style-name="T7">.push_back(vehicleSpeed);</text:span></text:p>
      <text:p text:style-name="P1"><text:span text:style-name="T7"><text:s text:c="16"/></text:span><text:span text:style-name="T25">nodeIds</text:span><text:span text:style-name="T7">.push_back(node);</text:span></text:p>
      <text:p text:style-name="P1"><text:span text:style-name="T7"><text:s text:c="16"/>bsm-&gt;setVehicleSpeed(vehicleSpeed);</text:span></text:p>
      <text:p text:style-name="P1"><text:span text:style-name="T7"><text:s text:c="16"/></text:span><text:span text:style-name="T25">node_speed3</text:span><text:span text:style-name="T7">[cluster3.</text:span><text:span text:style-name="T23">id</text:span><text:span text:style-name="T7">][node]=vehicleSpeed;</text:span></text:p>
      <text:p text:style-name="P1"><text:span text:style-name="T7"><text:s text:c="16"/>std::cout&lt;&lt; </text:span><text:span text:style-name="T15">"Node "</text:span><text:span text:style-name="T7"> &lt;&lt; node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12"/>}</text:span></text:p>
      <text:p text:style-name="P1"><text:span text:style-name="T7"><text:s text:c="11"/>++currentIndex3;</text:span></text:p>
      <text:p text:style-name="P1"><text:span text:style-name="T7"><text:s text:c="8"/>}</text:span></text:p>
      <text:p text:style-name="P1"><text:span text:style-name="T7"><text:s text:c="8"/>cout&lt;&lt;std::</text:span><text:span text:style-name="T21">endl</text:span><text:span text:style-name="T7">;</text:span></text:p>
      <text:p text:style-name="P2"/>
      <text:p text:style-name="P2"/>
      <text:p text:style-name="P1"><text:span text:style-name="T7"><text:s text:c="8"/></text:span><text:span text:style-name="T19">size_t</text:span><text:span text:style-name="T7"> currentIndex4 =0;</text:span></text:p>
      <text:p text:style-name="P1"><text:span text:style-name="T7"><text:s text:c="15"/></text:span><text:span text:style-name="T5">for</text:span><text:span text:style-name="T7"> (</text:span><text:span text:style-name="T5">const</text:span><text:span text:style-name="T7"> </text:span><text:span text:style-name="T5">int</text:span><text:span text:style-name="T7">&amp; node: cluster4.</text:span><text:span text:style-name="T23">data</text:span><text:span text:style-name="T7">){</text:span></text:p>
      <text:p text:style-name="P1"><text:span text:style-name="T7"><text:s text:c="19"/></text:span><text:span text:style-name="T5">if</text:span><text:span text:style-name="T7"> (currentIndex4 == centerClusterIndex4){</text:span></text:p>
      <text:p text:style-name="P1"><text:span text:style-name="T7"><text:s text:c="23"/></text:span><text:span text:style-name="T5">for</text:span><text:span text:style-name="T7"> (</text:span><text:span text:style-name="T5">int</text:span><text:span text:style-name="T7"> i=0; i&lt;15; ++i){</text:span></text:p>
      <text:p text:style-name="P1"><text:span text:style-name="T7"><text:s text:c="25"/></text:span><text:span text:style-name="T5">if</text:span><text:span text:style-name="T7"> (i==0){</text:span></text:p>
      <text:p text:style-name="P1"><text:span text:style-name="T7"><text:s text:c="31"/></text:span><text:span text:style-name="T5">auto</text:span><text:span text:style-name="T7"> vehicleSpeed = </text:span><text:span text:style-name="T21">rand</text:span><text:span text:style-name="T7">()% 3 + 5;</text:span></text:p>
      <text:p text:style-name="P1"><text:span text:style-name="T7"><text:s text:c="31"/></text:span><text:span text:style-name="T25">speedValues</text:span><text:span text:style-name="T7">.push_back(vehicleSpeed);</text:span></text:p>
      <text:p text:style-name="P1"><text:span text:style-name="T7"><text:s text:c="31"/></text:span><text:span text:style-name="T25">nodeIds</text:span><text:span text:style-name="T7">.push_back(node);</text:span></text:p>
      <text:p text:style-name="P1"><text:span text:style-name="T7"><text:s text:c="31"/>bsm-&gt;setVehicleSpeed(vehicleSpeed);</text:span></text:p>
      <text:p text:style-name="P1"><text:span text:style-name="T7"><text:s text:c="31"/></text:span><text:span text:style-name="T25">node_speed3</text:span><text:span text:style-name="T7">[10][node]=vehicleSpeed;</text:span></text:p>
      <text:p text:style-name="P1"><text:span text:style-name="T7"><text:s text:c="31"/></text:span><text:span text:style-name="T1">//node_speed3[1][node]=vehicleSpeed;</text:span></text:p>
      <text:p text:style-name="P1"><text:span text:style-name="T7"><text:s text:c="30"/>std::cout&lt;&lt; </text:span><text:span text:style-name="T15">"Node "</text:span><text:span text:style-name="T7"> &lt;&lt; node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27"/>}</text:span></text:p>
      <text:p text:style-name="P1"><text:span text:style-name="T7"><text:s text:c="25"/></text:span><text:span text:style-name="T5">else</text:span><text:span text:style-name="T7">{</text:span></text:p>
      <text:p text:style-name="P1"><text:span text:style-name="T7"><text:s text:c="23"/></text:span><text:span text:style-name="T5">auto</text:span><text:span text:style-name="T7"> vehicleSpeed = </text:span><text:span text:style-name="T21">rand</text:span><text:span text:style-name="T7">()% 3 + 5;</text:span></text:p>
      <text:p text:style-name="P1"><text:span text:style-name="T7"><text:s text:c="23"/></text:span><text:span text:style-name="T25">speedValues</text:span><text:span text:style-name="T7">.push_back(vehicleSpeed);</text:span></text:p>
      <text:p text:style-name="P1"><text:span text:style-name="T7"><text:s text:c="23"/></text:span><text:span text:style-name="T25">nodeIds</text:span><text:span text:style-name="T7">.push_back(node);</text:span></text:p>
      <text:p text:style-name="P1"><text:span text:style-name="T7"><text:s text:c="23"/>bsm-&gt;setVehicleSpeed(vehicleSpeed);</text:span></text:p>
      <text:p text:style-name="P1"><text:span text:style-name="T7"><text:s text:c="23"/></text:span><text:span text:style-name="T25">node_speed3</text:span><text:span text:style-name="T7">[10][node + i + 500]=vehicleSpeed;</text:span></text:p>
      <text:p text:style-name="P1"><text:span text:style-name="T7"><text:s text:c="23"/></text:span><text:span text:style-name="T1">//node_speed3[1][node + i + 600]=vehicleSpeed;</text:span></text:p>
      <text:p text:style-name="P1"><text:span text:style-name="T7"><text:s text:c="22"/>std::cout&lt;&lt; </text:span><text:span text:style-name="T15">"Node "</text:span><text:span text:style-name="T7"> &lt;&lt; node + i + 500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oft-page-break/><text:span text:style-name="T7"><text:s text:c="27"/>}</text:span></text:p>
      <text:p text:style-name="P1"><text:span text:style-name="T7"><text:s text:c="23"/>}</text:span></text:p>
      <text:p text:style-name="P1"><text:span text:style-name="T7"><text:s text:c="19"/>}</text:span><text:span text:style-name="T5">else</text:span><text:span text:style-name="T7"> {</text:span></text:p>
      <text:p text:style-name="P1"><text:span text:style-name="T7"><text:s text:c="23"/></text:span><text:span text:style-name="T5">auto</text:span><text:span text:style-name="T7"> vehicleSpeed = </text:span><text:span text:style-name="T21">rand</text:span><text:span text:style-name="T7">() % 3 + 35;</text:span></text:p>
      <text:p text:style-name="P1"><text:span text:style-name="T7"><text:s text:c="23"/></text:span><text:span text:style-name="T25">speedValues</text:span><text:span text:style-name="T7">.push_back(vehicleSpeed);</text:span></text:p>
      <text:p text:style-name="P1"><text:span text:style-name="T7"><text:s text:c="23"/></text:span><text:span text:style-name="T25">nodeIds</text:span><text:span text:style-name="T7">.push_back(node);</text:span></text:p>
      <text:p text:style-name="P1"><text:span text:style-name="T7"><text:s text:c="23"/>bsm-&gt;setVehicleSpeed(vehicleSpeed);</text:span></text:p>
      <text:p text:style-name="P1"><text:span text:style-name="T7"><text:s text:c="23"/></text:span><text:span text:style-name="T25">node_speed3</text:span><text:span text:style-name="T7">[cluster4.</text:span><text:span text:style-name="T23">id</text:span><text:span text:style-name="T7">][node]=vehicleSpeed;</text:span></text:p>
      <text:p text:style-name="P1"><text:span text:style-name="T7"><text:s text:c="23"/>std::cout&lt;&lt; </text:span><text:span text:style-name="T15">"Node "</text:span><text:span text:style-name="T7"> &lt;&lt; node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19"/>}</text:span></text:p>
      <text:p text:style-name="P1"><text:span text:style-name="T7"><text:s text:c="18"/>++currentIndex4;</text:span></text:p>
      <text:p text:style-name="P1"><text:span text:style-name="T7"><text:s text:c="15"/>}</text:span></text:p>
      <text:p text:style-name="P1"><text:span text:style-name="T7"><text:s text:c="15"/>cout&lt;&lt;std::</text:span><text:span text:style-name="T21">endl</text:span><text:span text:style-name="T7">;</text:span></text:p>
      <text:p text:style-name="P2"/>
      <text:p text:style-name="P2"/>
      <text:p text:style-name="P1"><text:span text:style-name="T7"><text:s text:c="15"/></text:span><text:span text:style-name="T19">size_t</text:span><text:span text:style-name="T7"> currentIndex5 =0;</text:span></text:p>
      <text:p text:style-name="P1"><text:span text:style-name="T7"><text:s text:c="30"/></text:span><text:span text:style-name="T5">for</text:span><text:span text:style-name="T7"> (</text:span><text:span text:style-name="T5">const</text:span><text:span text:style-name="T7"> </text:span><text:span text:style-name="T5">int</text:span><text:span text:style-name="T7">&amp; node: cluster5.</text:span><text:span text:style-name="T23">data</text:span><text:span text:style-name="T7">){</text:span></text:p>
      <text:p text:style-name="P1"><text:span text:style-name="T7"><text:s text:c="34"/></text:span><text:span text:style-name="T5">if</text:span><text:span text:style-name="T7"> (currentIndex5 == centerClusterIndex5){</text:span></text:p>
      <text:p text:style-name="P1"><text:span text:style-name="T7"><text:s text:c="38"/></text:span><text:span text:style-name="T5">for</text:span><text:span text:style-name="T7"> (</text:span><text:span text:style-name="T5">int</text:span><text:span text:style-name="T7"> i=0; i&lt;15; ++i){</text:span></text:p>
      <text:p text:style-name="P1"><text:span text:style-name="T7"><text:s text:c="40"/></text:span><text:span text:style-name="T5">if</text:span><text:span text:style-name="T7"> (i==0){</text:span></text:p>
      <text:p text:style-name="P1"><text:span text:style-name="T7"><text:s text:c="46"/></text:span><text:span text:style-name="T5">auto</text:span><text:span text:style-name="T7"> vehicleSpeed = </text:span><text:span text:style-name="T21">rand</text:span><text:span text:style-name="T7">()% 3 + 5;</text:span></text:p>
      <text:p text:style-name="P1"><text:span text:style-name="T7"><text:s text:c="46"/></text:span><text:span text:style-name="T25">speedValues</text:span><text:span text:style-name="T7">.push_back(vehicleSpeed);</text:span></text:p>
      <text:p text:style-name="P1"><text:span text:style-name="T7"><text:s text:c="46"/></text:span><text:span text:style-name="T25">nodeIds</text:span><text:span text:style-name="T7">.push_back(node);</text:span></text:p>
      <text:p text:style-name="P1"><text:span text:style-name="T7"><text:s text:c="46"/>bsm-&gt;setVehicleSpeed(vehicleSpeed);</text:span></text:p>
      <text:p text:style-name="P1"><text:span text:style-name="T7"><text:s text:c="46"/></text:span><text:span text:style-name="T25">node_speed3</text:span><text:span text:style-name="T7">[10][node]=vehicleSpeed;</text:span></text:p>
      <text:p text:style-name="P1"><text:span text:style-name="T7"><text:s text:c="46"/></text:span><text:span text:style-name="T1">//node_speed3[1][node]=vehicleSpeed;</text:span></text:p>
      <text:p text:style-name="P1"><text:span text:style-name="T7"><text:s text:c="45"/>std::cout&lt;&lt; </text:span><text:span text:style-name="T15">"Node "</text:span><text:span text:style-name="T7"> &lt;&lt; node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42"/>}</text:span></text:p>
      <text:p text:style-name="P1"><text:span text:style-name="T7"><text:s text:c="40"/></text:span><text:span text:style-name="T5">else</text:span><text:span text:style-name="T7">{</text:span></text:p>
      <text:p text:style-name="P1"><text:span text:style-name="T7"><text:s text:c="38"/></text:span><text:span text:style-name="T5">auto</text:span><text:span text:style-name="T7"> vehicleSpeed = </text:span><text:span text:style-name="T21">rand</text:span><text:span text:style-name="T7">()% 3 + 5;</text:span></text:p>
      <text:p text:style-name="P1"><text:span text:style-name="T7"><text:s text:c="38"/></text:span><text:span text:style-name="T25">speedValues</text:span><text:span text:style-name="T7">.push_back(vehicleSpeed);</text:span></text:p>
      <text:p text:style-name="P1"><text:span text:style-name="T7"><text:s text:c="38"/></text:span><text:span text:style-name="T25">nodeIds</text:span><text:span text:style-name="T7">.push_back(node);</text:span></text:p>
      <text:p text:style-name="P1"><text:span text:style-name="T7"><text:s text:c="38"/>bsm-&gt;setVehicleSpeed(vehicleSpeed);</text:span></text:p>
      <text:p text:style-name="P1"><text:span text:style-name="T7"><text:s text:c="38"/></text:span><text:span text:style-name="T25">node_speed3</text:span><text:span text:style-name="T7">[10][node + i + 550]=vehicleSpeed;</text:span></text:p>
      <text:p text:style-name="P1"><text:span text:style-name="T7"><text:s text:c="38"/></text:span><text:span text:style-name="T1">//node_speed3[1][node + i + 600]=vehicleSpeed;</text:span></text:p>
      <text:p text:style-name="P1"><text:span text:style-name="T7"><text:s text:c="37"/>std::cout&lt;&lt; </text:span><text:span text:style-name="T15">"Node "</text:span><text:span text:style-name="T7"> &lt;&lt; node + i + 550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42"/>}</text:span></text:p>
      <text:p text:style-name="P1"><text:span text:style-name="T7"><text:s text:c="38"/>}</text:span></text:p>
      <text:p text:style-name="P1"><text:span text:style-name="T7"><text:s text:c="34"/>}</text:span><text:span text:style-name="T5">else</text:span><text:span text:style-name="T7"> {</text:span></text:p>
      <text:p text:style-name="P1"><text:span text:style-name="T7"><text:s text:c="38"/></text:span><text:span text:style-name="T5">auto</text:span><text:span text:style-name="T7"> vehicleSpeed = </text:span><text:span text:style-name="T21">rand</text:span><text:span text:style-name="T7">() % 3 + 40;</text:span></text:p>
      <text:p text:style-name="P1"><text:span text:style-name="T7"><text:s text:c="38"/></text:span><text:span text:style-name="T25">speedValues</text:span><text:span text:style-name="T7">.push_back(vehicleSpeed);</text:span></text:p>
      <text:p text:style-name="P1"><text:span text:style-name="T7"><text:s text:c="38"/></text:span><text:span text:style-name="T25">nodeIds</text:span><text:span text:style-name="T7">.push_back(node);</text:span></text:p>
      <text:p text:style-name="P1"><text:span text:style-name="T7"><text:s text:c="38"/>bsm-&gt;setVehicleSpeed(vehicleSpeed);</text:span></text:p>
      <text:p text:style-name="P1"><text:span text:style-name="T7"><text:s text:c="38"/></text:span><text:span text:style-name="T25">node_speed3</text:span><text:span text:style-name="T7">[cluster5.</text:span><text:span text:style-name="T23">id</text:span><text:span text:style-name="T7">][node]=vehicleSpeed;</text:span></text:p>
      <text:p text:style-name="P1"><text:span text:style-name="T7"><text:s text:c="38"/>std::cout&lt;&lt; </text:span><text:span text:style-name="T15">"Node "</text:span><text:span text:style-name="T7"> &lt;&lt; node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34"/>}</text:span></text:p>
      <text:p text:style-name="P1"><text:span text:style-name="T7"><text:s text:c="33"/>++currentIndex5;</text:span></text:p>
      <text:p text:style-name="P1"><text:span text:style-name="T7"><text:s text:c="30"/>}</text:span></text:p>
      <text:p text:style-name="P1"><text:span text:style-name="T7"><text:s text:c="30"/>cout&lt;&lt;std::</text:span><text:span text:style-name="T21">endl</text:span><text:span text:style-name="T7">;</text:span></text:p>
      <text:p text:style-name="P2"/>
      <text:p text:style-name="P2"/>
      <text:p text:style-name="P1"><text:soft-page-break/><text:span text:style-name="T7"><text:s text:c="30"/></text:span><text:span text:style-name="T19">size_t</text:span><text:span text:style-name="T7"> currentIndex6 =0;</text:span></text:p>
      <text:p text:style-name="P1"><text:span text:style-name="T7"><text:s text:c="60"/></text:span><text:span text:style-name="T5">for</text:span><text:span text:style-name="T7"> (</text:span><text:span text:style-name="T5">const</text:span><text:span text:style-name="T7"> </text:span><text:span text:style-name="T5">int</text:span><text:span text:style-name="T7">&amp; node: cluster6.</text:span><text:span text:style-name="T23">data</text:span><text:span text:style-name="T7">){</text:span></text:p>
      <text:p text:style-name="P1"><text:span text:style-name="T7"><text:s text:c="64"/></text:span><text:span text:style-name="T5">if</text:span><text:span text:style-name="T7"> (currentIndex6 == centerClusterIndex6){</text:span></text:p>
      <text:p text:style-name="P1"><text:span text:style-name="T7"><text:s text:c="68"/></text:span><text:span text:style-name="T5">for</text:span><text:span text:style-name="T7"> (</text:span><text:span text:style-name="T5">int</text:span><text:span text:style-name="T7"> i=0; i&lt;15; ++i){</text:span></text:p>
      <text:p text:style-name="P1"><text:span text:style-name="T7"><text:s text:c="70"/></text:span><text:span text:style-name="T5">if</text:span><text:span text:style-name="T7"> (i==0){</text:span></text:p>
      <text:p text:style-name="P1"><text:span text:style-name="T7"><text:s text:c="76"/></text:span><text:span text:style-name="T5">auto</text:span><text:span text:style-name="T7"> vehicleSpeed = </text:span><text:span text:style-name="T21">rand</text:span><text:span text:style-name="T7">()% 3 + 5;</text:span></text:p>
      <text:p text:style-name="P1"><text:span text:style-name="T7"><text:s text:c="76"/></text:span><text:span text:style-name="T25">speedValues</text:span><text:span text:style-name="T7">.push_back(vehicleSpeed);</text:span></text:p>
      <text:p text:style-name="P1"><text:span text:style-name="T7"><text:s text:c="76"/></text:span><text:span text:style-name="T25">nodeIds</text:span><text:span text:style-name="T7">.push_back(node);</text:span></text:p>
      <text:p text:style-name="P1"><text:span text:style-name="T7"><text:s text:c="76"/>bsm-&gt;setVehicleSpeed(vehicleSpeed);</text:span></text:p>
      <text:p text:style-name="P1"><text:span text:style-name="T7"><text:s text:c="76"/></text:span><text:span text:style-name="T25">node_speed3</text:span><text:span text:style-name="T7">[10][node]=vehicleSpeed;</text:span></text:p>
      <text:p text:style-name="P1"><text:span text:style-name="T7"><text:s text:c="76"/></text:span><text:span text:style-name="T1">//node_speed3[1][node]=vehicleSpeed;</text:span></text:p>
      <text:p text:style-name="P1"><text:span text:style-name="T7"><text:s text:c="75"/>std::cout&lt;&lt; </text:span><text:span text:style-name="T15">"Node "</text:span><text:span text:style-name="T7"> &lt;&lt; node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72"/>}</text:span></text:p>
      <text:p text:style-name="P1"><text:span text:style-name="T7"><text:s text:c="70"/></text:span><text:span text:style-name="T5">else</text:span><text:span text:style-name="T7">{</text:span></text:p>
      <text:p text:style-name="P1"><text:span text:style-name="T7"><text:s text:c="68"/></text:span><text:span text:style-name="T5">auto</text:span><text:span text:style-name="T7"> vehicleSpeed = </text:span><text:span text:style-name="T21">rand</text:span><text:span text:style-name="T7">()% 3 + 5;</text:span></text:p>
      <text:p text:style-name="P1"><text:span text:style-name="T7"><text:s text:c="68"/></text:span><text:span text:style-name="T25">speedValues</text:span><text:span text:style-name="T7">.push_back(vehicleSpeed);</text:span></text:p>
      <text:p text:style-name="P1"><text:span text:style-name="T7"><text:s text:c="68"/></text:span><text:span text:style-name="T25">nodeIds</text:span><text:span text:style-name="T7">.push_back(node);</text:span></text:p>
      <text:p text:style-name="P1"><text:span text:style-name="T7"><text:s text:c="68"/>bsm-&gt;setVehicleSpeed(vehicleSpeed);</text:span></text:p>
      <text:p text:style-name="P1"><text:span text:style-name="T7"><text:s text:c="68"/></text:span><text:span text:style-name="T25">node_speed3</text:span><text:span text:style-name="T7">[10][node + i + 600]=vehicleSpeed;</text:span></text:p>
      <text:p text:style-name="P1"><text:span text:style-name="T7"><text:s text:c="68"/></text:span><text:span text:style-name="T1">//node_speed3[1][node + i + 600]=vehicleSpeed;</text:span></text:p>
      <text:p text:style-name="P1"><text:span text:style-name="T7"><text:s text:c="67"/>std::cout&lt;&lt; </text:span><text:span text:style-name="T15">"Node "</text:span><text:span text:style-name="T7"> &lt;&lt; node + i + 600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72"/>}</text:span></text:p>
      <text:p text:style-name="P1"><text:span text:style-name="T7"><text:s text:c="68"/>}</text:span></text:p>
      <text:p text:style-name="P1"><text:span text:style-name="T7"><text:s text:c="64"/>}</text:span><text:span text:style-name="T5">else</text:span><text:span text:style-name="T7"> {</text:span></text:p>
      <text:p text:style-name="P1"><text:span text:style-name="T7"><text:s text:c="68"/></text:span><text:span text:style-name="T5">auto</text:span><text:span text:style-name="T7"> vehicleSpeed = </text:span><text:span text:style-name="T21">rand</text:span><text:span text:style-name="T7">() % 3 + 45;</text:span></text:p>
      <text:p text:style-name="P1"><text:span text:style-name="T7"><text:s text:c="68"/></text:span><text:span text:style-name="T25">speedValues</text:span><text:span text:style-name="T7">.push_back(vehicleSpeed);</text:span></text:p>
      <text:p text:style-name="P1"><text:span text:style-name="T7"><text:s text:c="68"/></text:span><text:span text:style-name="T25">nodeIds</text:span><text:span text:style-name="T7">.push_back(node);</text:span></text:p>
      <text:p text:style-name="P1"><text:span text:style-name="T7"><text:s text:c="68"/>bsm-&gt;setVehicleSpeed(vehicleSpeed);</text:span></text:p>
      <text:p text:style-name="P1"><text:span text:style-name="T7"><text:s text:c="68"/></text:span><text:span text:style-name="T25">node_speed3</text:span><text:span text:style-name="T7">[cluster6.</text:span><text:span text:style-name="T23">id</text:span><text:span text:style-name="T7">][node]=vehicleSpeed;</text:span></text:p>
      <text:p text:style-name="P1"><text:span text:style-name="T7"><text:s text:c="68"/>std::cout&lt;&lt; </text:span><text:span text:style-name="T15">"Node "</text:span><text:span text:style-name="T7"> &lt;&lt; node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64"/>}</text:span></text:p>
      <text:p text:style-name="P1"><text:span text:style-name="T7"><text:s text:c="63"/>++currentIndex6;</text:span></text:p>
      <text:p text:style-name="P1"><text:span text:style-name="T7"><text:s text:c="60"/>}</text:span></text:p>
      <text:p text:style-name="P1"><text:span text:style-name="T7"><text:s text:c="60"/>cout&lt;&lt;std::</text:span><text:span text:style-name="T21">endl</text:span><text:span text:style-name="T7">;</text:span></text:p>
      <text:p text:style-name="P2"/>
      <text:p text:style-name="P2"/>
      <text:p text:style-name="P1"><text:span text:style-name="T7"><text:s text:c="60"/></text:span><text:span text:style-name="T19">size_t</text:span><text:span text:style-name="T7"> currentIndex7 =0;</text:span></text:p>
      <text:p text:style-name="P1"><text:soft-page-break/><text:span text:style-name="T7"><text:s text:c="90"/></text:span><text:span text:style-name="T5">for</text:span><text:span text:style-name="T7"> (</text:span><text:span text:style-name="T5">const</text:span><text:span text:style-name="T7"> </text:span><text:span text:style-name="T5">int</text:span><text:span text:style-name="T7">&amp; node: cluster7.</text:span><text:span text:style-name="T23">data</text:span><text:span text:style-name="T7">){</text:span></text:p>
      <text:p text:style-name="P1"><text:span text:style-name="T7"><text:s text:c="94"/></text:span><text:span text:style-name="T5">if</text:span><text:span text:style-name="T7"> (currentIndex7 == centerClusterIndex7){</text:span></text:p>
      <text:p text:style-name="P1"><text:span text:style-name="T7"><text:s text:c="98"/></text:span><text:span text:style-name="T5">for</text:span><text:span text:style-name="T7"> (</text:span><text:span text:style-name="T5">int</text:span><text:span text:style-name="T7"> i=0; i&lt;15; ++i){</text:span></text:p>
      <text:p text:style-name="P1"><text:span text:style-name="T7"><text:s text:c="100"/></text:span><text:span text:style-name="T5">if</text:span><text:span text:style-name="T7"> (i==0){</text:span></text:p>
      <text:p text:style-name="P1"><text:span text:style-name="T7"><text:s text:c="106"/></text:span><text:span text:style-name="T5">auto</text:span><text:span text:style-name="T7"> vehicleSpeed = </text:span><text:span text:style-name="T21">rand</text:span><text:span text:style-name="T7">()% 3 + 5;</text:span></text:p>
      <text:p text:style-name="P1"><text:span text:style-name="T7"><text:s text:c="106"/></text:span><text:span text:style-name="T25">speedValues</text:span><text:span text:style-name="T7">.push_back(vehicleSpeed);</text:span></text:p>
      <text:p text:style-name="P1"><text:span text:style-name="T7"><text:s text:c="106"/></text:span><text:span text:style-name="T25">nodeIds</text:span><text:span text:style-name="T7">.push_back(node);</text:span></text:p>
      <text:p text:style-name="P1"><text:span text:style-name="T7"><text:s text:c="106"/>bsm-&gt;setVehicleSpeed(vehicleSpeed);</text:span></text:p>
      <text:p text:style-name="P1"><text:span text:style-name="T7"><text:s text:c="106"/></text:span><text:span text:style-name="T25">node_speed3</text:span><text:span text:style-name="T7">[10][node]=vehicleSpeed;</text:span></text:p>
      <text:p text:style-name="P1"><text:span text:style-name="T7"><text:s text:c="106"/></text:span><text:span text:style-name="T1">//node_speed3[1][node]=vehicleSpeed;</text:span></text:p>
      <text:p text:style-name="P1"><text:span text:style-name="T7"><text:s text:c="105"/>std::cout&lt;&lt; </text:span><text:span text:style-name="T15">"Node "</text:span><text:span text:style-name="T7"> &lt;&lt; node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102"/>}</text:span></text:p>
      <text:p text:style-name="P1"><text:span text:style-name="T7"><text:s text:c="100"/></text:span><text:span text:style-name="T5">else</text:span><text:span text:style-name="T7">{</text:span></text:p>
      <text:p text:style-name="P1"><text:span text:style-name="T7"><text:s text:c="98"/></text:span><text:span text:style-name="T5">auto</text:span><text:span text:style-name="T7"> vehicleSpeed = </text:span><text:span text:style-name="T21">rand</text:span><text:span text:style-name="T7">()% 3 + 5;</text:span></text:p>
      <text:p text:style-name="P1"><text:span text:style-name="T7"><text:s text:c="98"/></text:span><text:span text:style-name="T25">speedValues</text:span><text:span text:style-name="T7">.push_back(vehicleSpeed);</text:span></text:p>
      <text:p text:style-name="P1"><text:span text:style-name="T7"><text:s text:c="98"/></text:span><text:span text:style-name="T25">nodeIds</text:span><text:span text:style-name="T7">.push_back(node);</text:span></text:p>
      <text:p text:style-name="P1"><text:span text:style-name="T7"><text:s text:c="98"/>bsm-&gt;setVehicleSpeed(vehicleSpeed);</text:span></text:p>
      <text:p text:style-name="P1"><text:span text:style-name="T7"><text:s text:c="98"/></text:span><text:span text:style-name="T25">node_speed3</text:span><text:span text:style-name="T7">[10][node + i + 650]=vehicleSpeed;</text:span></text:p>
      <text:p text:style-name="P1"><text:span text:style-name="T7"><text:s text:c="98"/></text:span><text:span text:style-name="T1">//node_speed3[1][node + i + 600]=vehicleSpeed;</text:span></text:p>
      <text:p text:style-name="P1"><text:span text:style-name="T7"><text:s text:c="97"/>std::cout&lt;&lt; </text:span><text:span text:style-name="T15">"Node "</text:span><text:span text:style-name="T7"> &lt;&lt; node + i + 650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102"/>}</text:span></text:p>
      <text:p text:style-name="P1"><text:span text:style-name="T7"><text:s text:c="98"/>}</text:span></text:p>
      <text:p text:style-name="P1"><text:span text:style-name="T7"><text:s text:c="94"/>}</text:span><text:span text:style-name="T5">else</text:span><text:span text:style-name="T7"> {</text:span></text:p>
      <text:p text:style-name="P1"><text:span text:style-name="T7"><text:s text:c="98"/></text:span><text:span text:style-name="T5">auto</text:span><text:span text:style-name="T7"> vehicleSpeed = </text:span><text:span text:style-name="T21">rand</text:span><text:span text:style-name="T7">() % 3 + 50;</text:span></text:p>
      <text:p text:style-name="P1"><text:span text:style-name="T7"><text:s text:c="98"/></text:span><text:span text:style-name="T25">speedValues</text:span><text:span text:style-name="T7">.push_back(vehicleSpeed);</text:span></text:p>
      <text:p text:style-name="P1"><text:span text:style-name="T7"><text:s text:c="98"/></text:span><text:span text:style-name="T25">nodeIds</text:span><text:span text:style-name="T7">.push_back(node);</text:span></text:p>
      <text:p text:style-name="P1"><text:span text:style-name="T7"><text:s text:c="98"/>bsm-&gt;setVehicleSpeed(vehicleSpeed);</text:span></text:p>
      <text:p text:style-name="P1"><text:span text:style-name="T7"><text:s text:c="98"/></text:span><text:span text:style-name="T25">node_speed3</text:span><text:span text:style-name="T7">[cluster7.</text:span><text:span text:style-name="T23">id</text:span><text:span text:style-name="T7">][node]=vehicleSpeed;</text:span></text:p>
      <text:p text:style-name="P1"><text:span text:style-name="T7"><text:s text:c="98"/>std::cout&lt;&lt; </text:span><text:span text:style-name="T15">"Node "</text:span><text:span text:style-name="T7"> &lt;&lt; node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94"/>}</text:span></text:p>
      <text:p text:style-name="P1"><text:span text:style-name="T7"><text:s text:c="93"/>++currentIndex7;</text:span></text:p>
      <text:p text:style-name="P1"><text:soft-page-break/><text:span text:style-name="T7"><text:s text:c="90"/>}</text:span></text:p>
      <text:p text:style-name="P1"><text:span text:style-name="T7"><text:s text:c="90"/>cout&lt;&lt;std::</text:span><text:span text:style-name="T21">endl</text:span><text:span text:style-name="T7">;</text:span></text:p>
      <text:p text:style-name="P2"/>
      <text:p text:style-name="P2"/>
      <text:p text:style-name="P1"><text:span text:style-name="T7"><text:s text:c="90"/></text:span><text:span text:style-name="T19">size_t</text:span><text:span text:style-name="T7"> currentIndex8 =0;</text:span></text:p>
      <text:p text:style-name="P1"><text:span text:style-name="T7"><text:s text:c="180"/></text:span><text:span text:style-name="T5">for</text:span><text:span text:style-name="T7"> (</text:span><text:span text:style-name="T5">const</text:span><text:span text:style-name="T7"> </text:span><text:span text:style-name="T5">int</text:span><text:span text:style-name="T7">&amp; node: cluster8.</text:span><text:span text:style-name="T23">data</text:span><text:span text:style-name="T7">){</text:span></text:p>
      <text:p text:style-name="P1"><text:span text:style-name="T7"><text:s text:c="184"/></text:span><text:span text:style-name="T5">if</text:span><text:span text:style-name="T7"> (currentIndex8 == centerClusterIndex8){</text:span></text:p>
      <text:p text:style-name="P1"><text:span text:style-name="T7"><text:s text:c="188"/></text:span><text:span text:style-name="T5">for</text:span><text:span text:style-name="T7"> (</text:span><text:span text:style-name="T5">int</text:span><text:span text:style-name="T7"> i=0; i&lt;15; ++i){</text:span></text:p>
      <text:p text:style-name="P1"><text:span text:style-name="T7"><text:s text:c="190"/></text:span><text:span text:style-name="T5">if</text:span><text:span text:style-name="T7"> (i==0){</text:span></text:p>
      <text:p text:style-name="P1"><text:span text:style-name="T7"><text:s text:c="196"/></text:span><text:span text:style-name="T5">auto</text:span><text:span text:style-name="T7"> vehicleSpeed = </text:span><text:span text:style-name="T21">rand</text:span><text:span text:style-name="T7">()% 3 + 5;</text:span></text:p>
      <text:p text:style-name="P1"><text:span text:style-name="T7"><text:s text:c="196"/></text:span><text:span text:style-name="T25">speedValues</text:span><text:span text:style-name="T7">.push_back(vehicleSpeed);</text:span></text:p>
      <text:p text:style-name="P1"><text:span text:style-name="T7"><text:s text:c="196"/></text:span><text:span text:style-name="T25">nodeIds</text:span><text:span text:style-name="T7">.push_back(node);</text:span></text:p>
      <text:p text:style-name="P1"><text:span text:style-name="T7"><text:s text:c="196"/>bsm-&gt;setVehicleSpeed(vehicleSpeed);</text:span></text:p>
      <text:p text:style-name="P1"><text:span text:style-name="T7"><text:s text:c="196"/></text:span><text:span text:style-name="T25">node_speed3</text:span><text:span text:style-name="T7">[10][node]=vehicleSpeed;</text:span></text:p>
      <text:p text:style-name="P1"><text:span text:style-name="T7"><text:s text:c="196"/></text:span><text:span text:style-name="T1">//node_speed3[1][node]=vehicleSpeed;</text:span></text:p>
      <text:p text:style-name="P1"><text:span text:style-name="T7"><text:s text:c="195"/>std::cout&lt;&lt; </text:span><text:span text:style-name="T15">"Node "</text:span><text:span text:style-name="T7"> &lt;&lt; node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192"/>}</text:span></text:p>
      <text:p text:style-name="P1"><text:span text:style-name="T7"><text:s text:c="190"/></text:span><text:span text:style-name="T5">else</text:span><text:span text:style-name="T7">{</text:span></text:p>
      <text:p text:style-name="P1"><text:span text:style-name="T7"><text:s text:c="188"/></text:span><text:span text:style-name="T5">auto</text:span><text:span text:style-name="T7"> vehicleSpeed = </text:span><text:span text:style-name="T21">rand</text:span><text:span text:style-name="T7">()% 3 + 5;</text:span></text:p>
      <text:p text:style-name="P1"><text:span text:style-name="T7"><text:s text:c="188"/></text:span><text:span text:style-name="T25">speedValues</text:span><text:span text:style-name="T7">.push_back(vehicleSpeed);</text:span></text:p>
      <text:p text:style-name="P1"><text:span text:style-name="T7"><text:s text:c="188"/></text:span><text:span text:style-name="T25">nodeIds</text:span><text:span text:style-name="T7">.push_back(node);</text:span></text:p>
      <text:p text:style-name="P1"><text:span text:style-name="T7"><text:s text:c="188"/>bsm-&gt;setVehicleSpeed(vehicleSpeed);</text:span></text:p>
      <text:p text:style-name="P1"><text:span text:style-name="T7"><text:s text:c="188"/></text:span><text:span text:style-name="T25">node_speed3</text:span><text:span text:style-name="T7">[10][node + i + 700]=vehicleSpeed;</text:span></text:p>
      <text:p text:style-name="P1"><text:span text:style-name="T7"><text:s text:c="188"/></text:span><text:span text:style-name="T1">//node_speed3[1][node + i + 600]=vehicleSpeed;</text:span></text:p>
      <text:p text:style-name="P1"><text:span text:style-name="T7"><text:s text:c="187"/>std::cout&lt;&lt; </text:span><text:span text:style-name="T15">"Node "</text:span><text:span text:style-name="T7"> &lt;&lt; node + i + 700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192"/>}</text:span></text:p>
      <text:p text:style-name="P1"><text:span text:style-name="T7"><text:s text:c="188"/>}</text:span></text:p>
      <text:p text:style-name="P1"><text:span text:style-name="T7"><text:s text:c="184"/>}</text:span><text:span text:style-name="T5">else</text:span><text:span text:style-name="T7"> {</text:span></text:p>
      <text:p text:style-name="P1"><text:span text:style-name="T7"><text:s text:c="188"/></text:span><text:span text:style-name="T5">auto</text:span><text:span text:style-name="T7"> </text:span><text:span text:style-name="T13">vehicleSpeed</text:span><text:span text:style-name="T7"> = </text:span><text:span text:style-name="T21">rand</text:span><text:span text:style-name="T7">() % 3 + 55;</text:span></text:p>
      <text:p text:style-name="P1"><text:span text:style-name="T7"><text:s text:c="188"/></text:span><text:span text:style-name="T25">speedValues</text:span><text:span text:style-name="T7">.push_back(</text:span><text:span text:style-name="T14">vehicleSpeed</text:span><text:span text:style-name="T7">);</text:span></text:p>
      <text:p text:style-name="P1"><text:span text:style-name="T7"><text:s text:c="188"/></text:span><text:span text:style-name="T25">nodeIds</text:span><text:span text:style-name="T7">.push_back(node);</text:span></text:p>
      <text:p text:style-name="P1"><text:span text:style-name="T7"><text:s text:c="188"/>bsm-&gt;setVehicleSpeed(</text:span><text:span text:style-name="T14">vehicleSpeed</text:span><text:span text:style-name="T7">);</text:span></text:p>
      <text:p text:style-name="P1"><text:soft-page-break/><text:span text:style-name="T7"><text:s text:c="188"/></text:span><text:span text:style-name="T25">node_speed3</text:span><text:span text:style-name="T7">[cluster8.</text:span><text:span text:style-name="T23">id</text:span><text:span text:style-name="T7">][node]=</text:span><text:span text:style-name="T14">vehicleSpeed</text:span><text:span text:style-name="T7">;</text:span></text:p>
      <text:p text:style-name="P1"><text:span text:style-name="T7"><text:s text:c="188"/>std::cout&lt;&lt; </text:span><text:span text:style-name="T15">"Node "</text:span><text:span text:style-name="T7"> &lt;&lt; node &lt;&lt; </text:span><text:span text:style-name="T15">": BSM sent "</text:span><text:span text:style-name="T7"> &lt;&lt; </text:span><text:span text:style-name="T14">vehicleSpeed</text:span><text:span text:style-name="T7"> &lt;&lt; </text:span><text:span text:style-name="T15">"\n"</text:span><text:span text:style-name="T7">;</text:span></text:p>
      <text:p text:style-name="P1"><text:span text:style-name="T7"><text:s text:c="184"/>}</text:span></text:p>
      <text:p text:style-name="P1"><text:span text:style-name="T7"><text:s text:c="183"/>++currentIndex8;</text:span></text:p>
      <text:p text:style-name="P1"><text:span text:style-name="T7"><text:s text:c="180"/>}</text:span></text:p>
      <text:p text:style-name="P1"><text:span text:style-name="T7"><text:s text:c="180"/>cout&lt;&lt;std::</text:span><text:span text:style-name="T21">endl</text:span><text:span text:style-name="T7">;</text:span></text:p>
      <text:p text:style-name="P2"/>
      <text:p text:style-name="P1"><text:span text:style-name="T7"><text:s text:c="350"/></text:span><text:span text:style-name="T19">size_t</text:span><text:span text:style-name="T7"> currentIndex9 =0;</text:span></text:p>
      <text:p text:style-name="P1"><text:span text:style-name="T7"><text:s text:c="360"/></text:span><text:span text:style-name="T5">for</text:span><text:span text:style-name="T7"> (</text:span><text:span text:style-name="T5">const</text:span><text:span text:style-name="T7"> </text:span><text:span text:style-name="T5">int</text:span><text:span text:style-name="T7">&amp; node: cluster9.</text:span><text:span text:style-name="T23">data</text:span><text:span text:style-name="T7">){</text:span></text:p>
      <text:p text:style-name="P1"><text:span text:style-name="T7"><text:s text:c="364"/></text:span><text:span text:style-name="T5">if</text:span><text:span text:style-name="T7"> (currentIndex9 == centerClusterIndex9){</text:span></text:p>
      <text:p text:style-name="P1"><text:span text:style-name="T7"><text:s text:c="368"/></text:span><text:span text:style-name="T5">for</text:span><text:span text:style-name="T7"> (</text:span><text:span text:style-name="T5">int</text:span><text:span text:style-name="T7"> i=0; i&lt;15; ++i){</text:span></text:p>
      <text:p text:style-name="P1"><text:span text:style-name="T7"><text:s text:c="370"/></text:span><text:span text:style-name="T5">if</text:span><text:span text:style-name="T7"> (i==0){</text:span></text:p>
      <text:p text:style-name="P1"><text:span text:style-name="T7"><text:s text:c="376"/></text:span><text:span text:style-name="T5">auto</text:span><text:span text:style-name="T7"> vehicleSpeed = </text:span><text:span text:style-name="T21">rand</text:span><text:span text:style-name="T7">()% 4 + 5;</text:span></text:p>
      <text:p text:style-name="P1"><text:span text:style-name="T7"><text:s text:c="376"/></text:span><text:span text:style-name="T25">speedValues</text:span><text:span text:style-name="T7">.push_back(vehicleSpeed);</text:span></text:p>
      <text:p text:style-name="P1"><text:span text:style-name="T7"><text:s text:c="376"/></text:span><text:span text:style-name="T25">nodeIds</text:span><text:span text:style-name="T7">.push_back(node);</text:span></text:p>
      <text:p text:style-name="P1"><text:span text:style-name="T7"><text:s text:c="376"/>bsm-&gt;setVehicleSpeed(vehicleSpeed);</text:span></text:p>
      <text:p text:style-name="P1"><text:span text:style-name="T7"><text:s text:c="376"/></text:span><text:span text:style-name="T25">node_speed3</text:span><text:span text:style-name="T7">[10][node]=vehicleSpeed;</text:span></text:p>
      <text:p text:style-name="P1"><text:span text:style-name="T7"><text:s text:c="376"/></text:span><text:span text:style-name="T1">//node_speed3[1][node]=vehicleSpeed;</text:span></text:p>
      <text:p text:style-name="P1"><text:span text:style-name="T7"><text:s text:c="375"/>std::cout&lt;&lt; </text:span><text:span text:style-name="T15">"Node "</text:span><text:span text:style-name="T7"> &lt;&lt; node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372"/>}</text:span></text:p>
      <text:p text:style-name="P1"><text:span text:style-name="T7"><text:s text:c="370"/></text:span><text:span text:style-name="T5">else</text:span><text:span text:style-name="T7">{</text:span></text:p>
      <text:p text:style-name="P1"><text:span text:style-name="T7"><text:s text:c="368"/></text:span><text:span text:style-name="T5">auto</text:span><text:span text:style-name="T7"> vehicleSpeed = </text:span><text:span text:style-name="T21">rand</text:span><text:span text:style-name="T7">()% 4 + 5;</text:span></text:p>
      <text:p text:style-name="P1"><text:span text:style-name="T7"><text:s text:c="368"/></text:span><text:span text:style-name="T25">speedValues</text:span><text:span text:style-name="T7">.push_back(vehicleSpeed);</text:span></text:p>
      <text:p text:style-name="P1"><text:span text:style-name="T7"><text:s text:c="368"/></text:span><text:span text:style-name="T25">nodeIds</text:span><text:span text:style-name="T7">.push_back(node);</text:span></text:p>
      <text:p text:style-name="P1"><text:span text:style-name="T7"><text:s text:c="368"/>bsm-&gt;setVehicleSpeed(vehicleSpeed);</text:span></text:p>
      <text:p text:style-name="P1"><text:span text:style-name="T7"><text:s text:c="368"/></text:span><text:span text:style-name="T25">node_speed3</text:span><text:span text:style-name="T7">[10][node + i + 750]=vehicleSpeed;</text:span></text:p>
      <text:p text:style-name="P1"><text:span text:style-name="T7"><text:s text:c="368"/></text:span><text:span text:style-name="T1">//node_speed3[1][node + i + 600]=vehicleSpeed;</text:span></text:p>
      <text:p text:style-name="P1"><text:span text:style-name="T7"><text:s text:c="367"/>std::cout&lt;&lt; </text:span><text:span text:style-name="T15">"Node "</text:span><text:span text:style-name="T7"> &lt;&lt; node + i + 750 &lt;&lt; </text:span><text:span text:style-name="T15">": BSM sent "</text:span><text:span text:style-name="T7"> &lt;&lt; vehicleSpeed &lt;&lt; </text:span><text:span text:style-name="T15">"\n"</text:span><text:span text:style-name="T7">; <text:s text:c="59"/></text:span><text:span text:style-name="T1">//comment</text:span></text:p>
      <text:p text:style-name="P1"><text:span text:style-name="T7"><text:s text:c="372"/>}</text:span></text:p>
      <text:p text:style-name="P1"><text:span text:style-name="T7"><text:s text:c="368"/>}</text:span></text:p>
      <text:p text:style-name="P1"><text:span text:style-name="T7"><text:s text:c="364"/>}</text:span><text:span text:style-name="T5">else</text:span><text:span text:style-name="T7"> {</text:span></text:p>
      <text:p text:style-name="P1"><text:soft-page-break/><text:span text:style-name="T7"><text:s text:c="368"/></text:span><text:span text:style-name="T5">auto</text:span><text:span text:style-name="T7"> vehicleSpeed = </text:span><text:span text:style-name="T21">rand</text:span><text:span text:style-name="T7">() % 4 + 60;</text:span></text:p>
      <text:p text:style-name="P1"><text:span text:style-name="T7"><text:s text:c="368"/></text:span><text:span text:style-name="T25">speedValues</text:span><text:span text:style-name="T7">.push_back(vehicleSpeed);</text:span></text:p>
      <text:p text:style-name="P1"><text:span text:style-name="T7"><text:s text:c="368"/></text:span><text:span text:style-name="T25">nodeIds</text:span><text:span text:style-name="T7">.push_back(node);</text:span></text:p>
      <text:p text:style-name="P1"><text:span text:style-name="T7"><text:s text:c="368"/>bsm-&gt;setVehicleSpeed(vehicleSpeed);</text:span></text:p>
      <text:p text:style-name="P1"><text:span text:style-name="T7"><text:s text:c="368"/></text:span><text:span text:style-name="T25">node_speed3</text:span><text:span text:style-name="T7">[cluster9.</text:span><text:span text:style-name="T23">id</text:span><text:span text:style-name="T7">][node]=vehicleSpeed;</text:span></text:p>
      <text:p text:style-name="P1"><text:span text:style-name="T7"><text:s text:c="368"/>std::cout&lt;&lt; </text:span><text:span text:style-name="T15">"Node "</text:span><text:span text:style-name="T7"> &lt;&lt; node &lt;&lt; </text:span><text:span text:style-name="T15">": BSM sent "</text:span><text:span text:style-name="T7"> &lt;&lt; vehicleSpeed &lt;&lt; </text:span><text:span text:style-name="T15">"\n"</text:span><text:span text:style-name="T7">;</text:span></text:p>
      <text:p text:style-name="P1"><text:span text:style-name="T7"><text:s text:c="364"/>}</text:span></text:p>
      <text:p text:style-name="P1"><text:span text:style-name="T7"><text:s text:c="363"/>++currentIndex9;</text:span></text:p>
      <text:p text:style-name="P1"><text:span text:style-name="T7"><text:s text:c="360"/>}</text:span></text:p>
      <text:p text:style-name="P1"><text:span text:style-name="T7"><text:s text:c="360"/>cout&lt;&lt;std::</text:span><text:span text:style-name="T21">endl</text:span><text:span text:style-name="T7">;</text:span></text:p>
      <text:p text:style-name="P2"/>
      <text:p text:style-name="P2"/>
      <text:p text:style-name="P2"/>
      <text:p text:style-name="P2"/>
      <text:p text:style-name="P1"><text:span text:style-name="T7"><text:s text:c="8"/>bsm-&gt;setSenderPos(</text:span><text:span text:style-name="T23">curPosition</text:span><text:span text:style-name="T7">);</text:span></text:p>
      <text:p text:style-name="P1"><text:span text:style-name="T7"><text:s text:c="8"/>bsm-&gt;setSenderSpeed(</text:span><text:span text:style-name="T23">curSpeed</text:span><text:span text:style-name="T7">);</text:span></text:p>
      <text:p text:style-name="P1"><text:span text:style-name="T7"><text:s text:c="8"/>bsm-&gt;setPsid(-1);</text:span></text:p>
      <text:p text:style-name="P1"><text:span text:style-name="T7"><text:s text:c="8"/>bsm-&gt;setChannelNumber(</text:span><text:span text:style-name="T5">static_cast</text:span><text:span text:style-name="T7">&lt;</text:span><text:span text:style-name="T5">int</text:span><text:span text:style-name="T7">&gt;(</text:span><text:span text:style-name="T19">Channel</text:span><text:span text:style-name="T7">::</text:span><text:span text:style-name="T25">cch</text:span><text:span text:style-name="T7">));</text:span></text:p>
      <text:p text:style-name="P1"><text:span text:style-name="T7"><text:s text:c="8"/>bsm-&gt;</text:span><text:span text:style-name="T21">addBitLength</text:span><text:span text:style-name="T7">(</text:span><text:span text:style-name="T23">beaconLengthBits</text:span><text:span text:style-name="T7">);</text:span></text:p>
      <text:p text:style-name="P1"><text:span text:style-name="T7"><text:s text:c="8"/>wsm-&gt;setUserPriority(</text:span><text:span text:style-name="T23">beaconUserPriority</text:span><text:span text:style-name="T7">);</text:span></text:p>
      <text:p text:style-name="P1"><text:span text:style-name="T7"><text:s text:c="4"/>}</text:span></text:p>
      <text:p text:style-name="P1"><text:span text:style-name="T7"><text:s text:c="4"/></text:span><text:span text:style-name="T5">else</text:span><text:span text:style-name="T7"> </text:span><text:span text:style-name="T5">if</text:span><text:span text:style-name="T7"> (</text:span><text:span text:style-name="T19">DemoServiceAdvertisment</text:span><text:span text:style-name="T7">* wsa = </text:span><text:span text:style-name="T5">dynamic_cast</text:span><text:span text:style-name="T7">&lt;</text:span><text:span text:style-name="T19">DemoServiceAdvertisment</text:span><text:span text:style-name="T7">*&gt;(wsm)) {</text:span></text:p>
      <text:p text:style-name="P1"><text:span text:style-name="T7"><text:s text:c="8"/>wsa-&gt;setChannelNumber(</text:span><text:span text:style-name="T5">static_cast</text:span><text:span text:style-name="T7">&lt;</text:span><text:span text:style-name="T5">int</text:span><text:span text:style-name="T7">&gt;(</text:span><text:span text:style-name="T19">Channel</text:span><text:span text:style-name="T7">::</text:span><text:span text:style-name="T25">cch</text:span><text:span text:style-name="T7">));</text:span></text:p>
      <text:p text:style-name="P1"><text:span text:style-name="T7"><text:s text:c="8"/>wsa-&gt;setTargetChannel(</text:span><text:span text:style-name="T5">static_cast</text:span><text:span text:style-name="T7">&lt;</text:span><text:span text:style-name="T5">int</text:span><text:span text:style-name="T7">&gt;(</text:span><text:span text:style-name="T23">currentServiceChannel</text:span><text:span text:style-name="T7">));</text:span></text:p>
      <text:p text:style-name="P1"><text:span text:style-name="T7"><text:s text:c="8"/>wsa-&gt;setPsid(</text:span><text:span text:style-name="T23">currentOfferedServiceId</text:span><text:span text:style-name="T7">);</text:span></text:p>
      <text:p text:style-name="P1"><text:span text:style-name="T7"><text:s text:c="8"/>wsa-&gt;setServiceDescription(</text:span><text:span text:style-name="T23">currentServiceDescription</text:span><text:span text:style-name="T7">.c_str());</text:span></text:p>
      <text:p text:style-name="P1"><text:span text:style-name="T7"><text:s text:c="4"/>}</text:span></text:p>
      <text:p text:style-name="P1"><text:span text:style-name="T7"><text:s text:c="4"/></text:span><text:span text:style-name="T5">else</text:span><text:span text:style-name="T7"> {</text:span></text:p>
      <text:p text:style-name="P1"><text:span text:style-name="T7"><text:s text:c="8"/></text:span><text:span text:style-name="T5">if</text:span><text:span text:style-name="T7"> (</text:span><text:span text:style-name="T23">dataOnSch</text:span><text:span text:style-name="T7">)</text:span></text:p>
      <text:p text:style-name="P1"><text:span text:style-name="T7"><text:s text:c="12"/>wsm-&gt;setChannelNumber(</text:span><text:span text:style-name="T5">static_cast</text:span><text:span text:style-name="T7">&lt;</text:span><text:span text:style-name="T5">int</text:span><text:span text:style-name="T7">&gt;(</text:span><text:span text:style-name="T19">Channel</text:span><text:span text:style-name="T7">::</text:span><text:span text:style-name="T25">sch1</text:span><text:span text:style-name="T7">)); </text:span><text:span text:style-name="T1">// will be rewritten at Mac1609_4 to actual Service Channel. This is just so no controlInfo is needed</text:span></text:p>
      <text:p text:style-name="P1"><text:span text:style-name="T7"><text:s text:c="8"/></text:span><text:span text:style-name="T5">else</text:span></text:p>
      <text:p text:style-name="P1"><text:span text:style-name="T7"><text:s text:c="12"/>wsm-&gt;setChannelNumber(</text:span><text:span text:style-name="T5">static_cast</text:span><text:span text:style-name="T7">&lt;</text:span><text:span text:style-name="T5">int</text:span><text:span text:style-name="T7">&gt;(</text:span><text:span text:style-name="T19">Channel</text:span><text:span text:style-name="T7">::</text:span><text:span text:style-name="T25">cch</text:span><text:span text:style-name="T7">));</text:span></text:p>
      <text:p text:style-name="P1"><text:span text:style-name="T7"><text:s text:c="8"/>wsm-&gt;</text:span><text:span text:style-name="T21">addBitLength</text:span><text:span text:style-name="T7">(</text:span><text:span text:style-name="T23">dataLengthBits</text:span><text:span text:style-name="T7">);</text:span></text:p>
      <text:p text:style-name="P1"><text:span text:style-name="T7"><text:s text:c="8"/>wsm-&gt;setUserPriority(</text:span><text:span text:style-name="T23">dataUserPriority</text:span><text:span text:style-name="T7">);</text:span></text:p>
      <text:p text:style-name="P1"><text:span text:style-name="T7"><text:s text:c="4"/>}</text:span></text:p>
      <text:p text:style-name="P1"><text:span text:style-name="T7">}</text:span></text:p>
      <text:p text:style-name="P2"/>
      <text:p text:style-name="P1"><text:span text:style-name="T5">void</text:span><text:span text:style-name="T7"> </text:span><text:span text:style-name="T9">DemoBaseApplLayer::receiveSignal</text:span><text:span text:style-name="T7">(</text:span><text:span text:style-name="T19">cComponent</text:span><text:span text:style-name="T7">* source, </text:span><text:span text:style-name="T19">simsignal_t</text:span><text:span text:style-name="T7"> signalID, </text:span><text:span text:style-name="T19">cObject</text:span><text:span text:style-name="T7">* obj, </text:span><text:span text:style-name="T19">cObject</text:span><text:span text:style-name="T7">* details)</text:span></text:p>
      <text:p text:style-name="P1"><text:span text:style-name="T7">{</text:span></text:p>
      <text:p text:style-name="P1"><text:span text:style-name="T7"><text:s text:c="4"/>Enter_Method_Silent();</text:span></text:p>
      <text:p text:style-name="P1"><text:span text:style-name="T7"><text:s text:c="4"/></text:span><text:span text:style-name="T5">if</text:span><text:span text:style-name="T7"> (signalID == </text:span><text:span text:style-name="T19">BaseMobility</text:span><text:span text:style-name="T7">::</text:span><text:span text:style-name="T25">mobilityStateChangedSignal</text:span><text:span text:style-name="T7">) {</text:span></text:p>
      <text:p text:style-name="P1"><text:span text:style-name="T7"><text:s text:c="8"/>handlePositionUpdate(obj);</text:span></text:p>
      <text:p text:style-name="P1"><text:span text:style-name="T7"><text:s text:c="4"/>}</text:span></text:p>
      <text:p text:style-name="P1"><text:span text:style-name="T7"><text:s text:c="4"/></text:span><text:span text:style-name="T5">else</text:span><text:span text:style-name="T7"> </text:span><text:span text:style-name="T5">if</text:span><text:span text:style-name="T7"> (signalID == </text:span><text:span text:style-name="T19">TraCIMobility</text:span><text:span text:style-name="T7">::</text:span><text:span text:style-name="T25">parkingStateChangedSignal</text:span><text:span text:style-name="T7">) {</text:span></text:p>
      <text:p text:style-name="P1"><text:span text:style-name="T7"><text:s text:c="8"/>handleParkingUpdate(obj);</text:span></text:p>
      <text:p text:style-name="P1"><text:span text:style-name="T7"><text:s text:c="4"/>}</text:span></text:p>
      <text:p text:style-name="P1"><text:span text:style-name="T7">}</text:span></text:p>
      <text:p text:style-name="P2"/>
      <text:p text:style-name="P1"><text:soft-page-break/><text:span text:style-name="T5">void</text:span><text:span text:style-name="T7"> </text:span><text:span text:style-name="T9">DemoBaseApplLayer::handlePositionUpdate</text:span><text:span text:style-name="T7">(</text:span><text:span text:style-name="T19">cObject</text:span><text:span text:style-name="T7">* obj)</text:span></text:p>
      <text:p text:style-name="P1"><text:span text:style-name="T7">{</text:span></text:p>
      <text:p text:style-name="P1"><text:span text:style-name="T7"><text:s text:c="4"/></text:span><text:span text:style-name="T19">ChannelMobilityPtrType</text:span><text:span text:style-name="T7"> </text:span><text:span text:style-name="T5">const</text:span><text:span text:style-name="T7"> mobility = check_and_cast&lt;</text:span><text:span text:style-name="T19">ChannelMobilityPtrType</text:span><text:span text:style-name="T7">&gt;(obj);</text:span></text:p>
      <text:p text:style-name="P1"><text:span text:style-name="T7"><text:s text:c="4"/></text:span><text:span text:style-name="T23">curPosition</text:span><text:span text:style-name="T7"> = mobility-&gt;getPositionAt(simTime());</text:span></text:p>
      <text:p text:style-name="P1"><text:span text:style-name="T7"><text:s text:c="4"/></text:span><text:span text:style-name="T23">curSpeed</text:span><text:span text:style-name="T7"> = mobility-&gt;getCurrentSpeed();</text:span></text:p>
      <text:p text:style-name="P1"><text:span text:style-name="T7">}</text:span></text:p>
      <text:p text:style-name="P2"/>
      <text:p text:style-name="P1"><text:span text:style-name="T5">void</text:span><text:span text:style-name="T7"> </text:span><text:span text:style-name="T9">DemoBaseApplLayer::handleParkingUpdate</text:span><text:span text:style-name="T7">(</text:span><text:span text:style-name="T19">cObject</text:span><text:span text:style-name="T7">* obj)</text:span></text:p>
      <text:p text:style-name="P1"><text:span text:style-name="T7">{</text:span></text:p>
      <text:p text:style-name="P1"><text:span text:style-name="T7"><text:s text:c="4"/></text:span><text:span text:style-name="T23">isParked</text:span><text:span text:style-name="T7"> = </text:span><text:span text:style-name="T23">mobility</text:span><text:span text:style-name="T7">-&gt;getParkingState();</text:span></text:p>
      <text:p text:style-name="P1"><text:span text:style-name="T7">}</text:span></text:p>
      <text:p text:style-name="P2"/>
      <text:p text:style-name="P1"><text:span text:style-name="T5">void</text:span><text:span text:style-name="T7"> </text:span><text:span text:style-name="T9">DemoBaseApplLayer::handleLowerMsg</text:span><text:span text:style-name="T7">(</text:span><text:span text:style-name="T19">cMessage</text:span><text:span text:style-name="T7">* msg)</text:span></text:p>
      <text:p text:style-name="P1"><text:span text:style-name="T7">{</text:span></text:p>
      <text:p text:style-name="P2"/>
      <text:p text:style-name="P1"><text:span text:style-name="T7"><text:s text:c="4"/></text:span><text:span text:style-name="T19">BaseFrame1609_4</text:span><text:span text:style-name="T7">* wsm = </text:span><text:span text:style-name="T5">dynamic_cast</text:span><text:span text:style-name="T7">&lt;</text:span><text:span text:style-name="T19">BaseFrame1609_4</text:span><text:span text:style-name="T7">*&gt;(msg);</text:span></text:p>
      <text:p text:style-name="P1"><text:span text:style-name="T7"><text:s text:c="4"/>ASSERT(wsm);</text:span></text:p>
      <text:p text:style-name="P2"/>
      <text:p text:style-name="P1"><text:span text:style-name="T7"><text:s text:c="4"/></text:span><text:span text:style-name="T5">if</text:span><text:span text:style-name="T7"> (</text:span><text:span text:style-name="T19">DemoSafetyMessage</text:span><text:span text:style-name="T7">* bsm = </text:span><text:span text:style-name="T5">dynamic_cast</text:span><text:span text:style-name="T7">&lt;</text:span><text:span text:style-name="T19">DemoSafetyMessage</text:span><text:span text:style-name="T7">*&gt;(wsm)) {</text:span></text:p>
      <text:p text:style-name="P1"><text:span text:style-name="T7"><text:s text:c="8"/></text:span><text:span text:style-name="T23">receivedBSMs</text:span><text:span text:style-name="T7">++;</text:span></text:p>
      <text:p text:style-name="P1"><text:span text:style-name="T7"><text:s text:c="8"/>onBSM(bsm);</text:span></text:p>
      <text:p text:style-name="P1"><text:span text:style-name="T7"><text:s text:c="4"/>}</text:span></text:p>
      <text:p text:style-name="P1"><text:span text:style-name="T7"><text:s text:c="4"/></text:span><text:span text:style-name="T5">else</text:span><text:span text:style-name="T7"> </text:span><text:span text:style-name="T5">if</text:span><text:span text:style-name="T7"> (</text:span><text:span text:style-name="T19">DemoServiceAdvertisment</text:span><text:span text:style-name="T7">* wsa = </text:span><text:span text:style-name="T5">dynamic_cast</text:span><text:span text:style-name="T7">&lt;</text:span><text:span text:style-name="T19">DemoServiceAdvertisment</text:span><text:span text:style-name="T7">*&gt;(wsm)) {</text:span></text:p>
      <text:p text:style-name="P1"><text:span text:style-name="T7"><text:s text:c="8"/></text:span><text:span text:style-name="T23">receivedWSAs</text:span><text:span text:style-name="T7">++;</text:span></text:p>
      <text:p text:style-name="P1"><text:span text:style-name="T7"><text:s text:c="8"/>onWSA(wsa);</text:span></text:p>
      <text:p text:style-name="P1"><text:span text:style-name="T7"><text:s text:c="4"/>}</text:span></text:p>
      <text:p text:style-name="P1"><text:span text:style-name="T7"><text:s text:c="4"/></text:span><text:span text:style-name="T5">else</text:span><text:span text:style-name="T7"> {</text:span></text:p>
      <text:p text:style-name="P1"><text:span text:style-name="T7"><text:s text:c="8"/></text:span><text:span text:style-name="T23">receivedWSMs</text:span><text:span text:style-name="T7">++;</text:span></text:p>
      <text:p text:style-name="P1"><text:span text:style-name="T7"><text:s text:c="8"/>onWSM(wsm);</text:span></text:p>
      <text:p text:style-name="P1"><text:span text:style-name="T7"><text:s text:c="4"/>}</text:span></text:p>
      <text:p text:style-name="P2"/>
      <text:p text:style-name="P1"><text:span text:style-name="T7"><text:s text:c="4"/></text:span><text:span text:style-name="T5">delete</text:span><text:span text:style-name="T7"> (msg);</text:span></text:p>
      <text:p text:style-name="P1"><text:span text:style-name="T7">}</text:span></text:p>
      <text:p text:style-name="P2"/>
      <text:p text:style-name="P1"><text:span text:style-name="T5">void</text:span><text:span text:style-name="T7"> </text:span><text:span text:style-name="T9">DemoBaseApplLayer::handleSelfMsg</text:span><text:span text:style-name="T7">(</text:span><text:span text:style-name="T19">cMessage</text:span><text:span text:style-name="T7">* msg)</text:span></text:p>
      <text:p text:style-name="P1"><text:span text:style-name="T7">{</text:span></text:p>
      <text:p text:style-name="P1"><text:span text:style-name="T7"><text:s text:c="4"/></text:span><text:span text:style-name="T5">switch</text:span><text:span text:style-name="T7"> (msg-&gt;getKind()) {</text:span></text:p>
      <text:p text:style-name="P1"><text:span text:style-name="T7"><text:s text:c="4"/></text:span><text:span text:style-name="T5">case</text:span><text:span text:style-name="T7"> </text:span><text:span text:style-name="T25">SEND_BEACON_EVT</text:span><text:span text:style-name="T7">: {</text:span></text:p>
      <text:p text:style-name="P1"><text:span text:style-name="T7"><text:s text:c="8"/></text:span><text:span text:style-name="T19">DemoSafetyMessage</text:span><text:span text:style-name="T7">* bsm = </text:span><text:span text:style-name="T5">new</text:span><text:span text:style-name="T7"> </text:span><text:span text:style-name="T19">DemoSafetyMessage</text:span><text:span text:style-name="T7">();</text:span></text:p>
      <text:p text:style-name="P1"><text:span text:style-name="T7"><text:s text:c="8"/>populateWSM(bsm);</text:span></text:p>
      <text:p text:style-name="P1"><text:span text:style-name="T7"><text:s text:c="8"/>sendDown(bsm);</text:span></text:p>
      <text:p text:style-name="P1"><text:span text:style-name="T7"><text:s text:c="8"/></text:span><text:span text:style-name="T21">scheduleAt</text:span><text:span text:style-name="T7">(simTime() + </text:span><text:span text:style-name="T23">beaconInterval</text:span><text:span text:style-name="T7">, </text:span><text:span text:style-name="T23">sendBeaconEvt</text:span><text:span text:style-name="T7">);</text:span></text:p>
      <text:p text:style-name="P1"><text:span text:style-name="T7"><text:s text:c="8"/></text:span><text:span text:style-name="T5">break</text:span><text:span text:style-name="T7">;</text:span></text:p>
      <text:p text:style-name="P1"><text:span text:style-name="T7"><text:s text:c="4"/>}</text:span></text:p>
      <text:p text:style-name="P1"><text:span text:style-name="T7"><text:s text:c="4"/></text:span><text:span text:style-name="T5">case</text:span><text:span text:style-name="T7"> </text:span><text:span text:style-name="T25">SEND_WSA_EVT</text:span><text:span text:style-name="T7">: {</text:span></text:p>
      <text:p text:style-name="P1"><text:span text:style-name="T7"><text:s text:c="8"/></text:span><text:span text:style-name="T19">DemoServiceAdvertisment</text:span><text:span text:style-name="T7">* wsa = </text:span><text:span text:style-name="T5">new</text:span><text:span text:style-name="T7"> </text:span><text:span text:style-name="T19">DemoServiceAdvertisment</text:span><text:span text:style-name="T7">();</text:span></text:p>
      <text:p text:style-name="P1"><text:span text:style-name="T7"><text:s text:c="8"/>populateWSM(wsa);</text:span></text:p>
      <text:p text:style-name="P1"><text:span text:style-name="T7"><text:s text:c="8"/>sendDown(wsa);</text:span></text:p>
      <text:p text:style-name="P1"><text:span text:style-name="T7"><text:s text:c="8"/></text:span><text:span text:style-name="T21">scheduleAt</text:span><text:span text:style-name="T7">(simTime() + </text:span><text:span text:style-name="T23">wsaInterval</text:span><text:span text:style-name="T7">, </text:span><text:span text:style-name="T23">sendWSAEvt</text:span><text:span text:style-name="T7">);</text:span></text:p>
      <text:p text:style-name="P1"><text:span text:style-name="T7"><text:s text:c="8"/></text:span><text:span text:style-name="T5">break</text:span><text:span text:style-name="T7">;</text:span></text:p>
      <text:p text:style-name="P1"><text:span text:style-name="T7"><text:s text:c="4"/>}</text:span></text:p>
      <text:p text:style-name="P1"><text:span text:style-name="T7"><text:s text:c="4"/></text:span><text:span text:style-name="T5">default</text:span><text:span text:style-name="T7">: {</text:span></text:p>
      <text:p text:style-name="P1"><text:span text:style-name="T7"><text:s text:c="8"/></text:span><text:span text:style-name="T5">if</text:span><text:span text:style-name="T7"> (msg) EV_WARN &lt;&lt; </text:span><text:span text:style-name="T15">"APP: Error: Got Self Message of unknown kind! Name: "</text:span><text:span text:style-name="T7"> &lt;&lt; msg-&gt;getName() &lt;&lt; </text:span><text:span text:style-name="T21">endl</text:span><text:span text:style-name="T7">;</text:span></text:p>
      <text:p text:style-name="P1"><text:span text:style-name="T7"><text:s text:c="8"/></text:span><text:span text:style-name="T5">break</text:span><text:span text:style-name="T7">;</text:span></text:p>
      <text:p text:style-name="P1"><text:span text:style-name="T7"><text:s text:c="4"/>}</text:span></text:p>
      <text:p text:style-name="P1"><text:span text:style-name="T7"><text:s text:c="4"/>}</text:span></text:p>
      <text:p text:style-name="P1"><text:span text:style-name="T7">}</text:span></text:p>
      <text:p text:style-name="P2"/>
      <text:p text:style-name="P1"><text:span text:style-name="T5">void</text:span><text:span text:style-name="T7"> </text:span><text:span text:style-name="T9">DemoBaseApplLayer::finish</text:span><text:span text:style-name="T7">()</text:span></text:p>
      <text:p text:style-name="P1"><text:soft-page-break/><text:span text:style-name="T7">{</text:span></text:p>
      <text:p text:style-name="P1"><text:span text:style-name="T7"><text:s text:c="4"/></text:span><text:span text:style-name="T21">recordScalar</text:span><text:span text:style-name="T7">(</text:span><text:span text:style-name="T15">"generatedWSMs"</text:span><text:span text:style-name="T7">, </text:span><text:span text:style-name="T23">generatedWSMs</text:span><text:span text:style-name="T7">);</text:span></text:p>
      <text:p text:style-name="P1"><text:span text:style-name="T7"><text:s text:c="4"/></text:span><text:span text:style-name="T21">recordScalar</text:span><text:span text:style-name="T7">(</text:span><text:span text:style-name="T15">"receivedWSMs"</text:span><text:span text:style-name="T7">, </text:span><text:span text:style-name="T23">receivedWSMs</text:span><text:span text:style-name="T7">);</text:span></text:p>
      <text:p text:style-name="P2"/>
      <text:p text:style-name="P1"><text:span text:style-name="T7"><text:s text:c="4"/></text:span><text:span text:style-name="T21">recordScalar</text:span><text:span text:style-name="T7">(</text:span><text:span text:style-name="T15">"generatedBSMs"</text:span><text:span text:style-name="T7">, </text:span><text:span text:style-name="T23">generatedBSMs</text:span><text:span text:style-name="T7">);</text:span></text:p>
      <text:p text:style-name="P1"><text:span text:style-name="T7"><text:s text:c="4"/></text:span><text:span text:style-name="T21">recordScalar</text:span><text:span text:style-name="T7">(</text:span><text:span text:style-name="T15">"receivedBSMs"</text:span><text:span text:style-name="T7">, </text:span><text:span text:style-name="T23">receivedBSMs</text:span><text:span text:style-name="T7">);</text:span></text:p>
      <text:p text:style-name="P2"/>
      <text:p text:style-name="P1"><text:span text:style-name="T7"><text:s text:c="4"/></text:span><text:span text:style-name="T21">recordScalar</text:span><text:span text:style-name="T7">(</text:span><text:span text:style-name="T15">"generatedWSAs"</text:span><text:span text:style-name="T7">, </text:span><text:span text:style-name="T23">generatedWSAs</text:span><text:span text:style-name="T7">);</text:span></text:p>
      <text:p text:style-name="P1"><text:span text:style-name="T7"><text:s text:c="4"/></text:span><text:span text:style-name="T21">recordScalar</text:span><text:span text:style-name="T7">(</text:span><text:span text:style-name="T15">"receivedWSAs"</text:span><text:span text:style-name="T7">, </text:span><text:span text:style-name="T23">receivedWSAs</text:span><text:span text:style-name="T7">);</text:span></text:p>
      <text:p text:style-name="P1"><text:span text:style-name="T7">}</text:span></text:p>
      <text:p text:style-name="P2"/>
      <text:p text:style-name="P1"><text:span text:style-name="T9">DemoBaseApplLayer::~DemoBaseApplLayer</text:span><text:span text:style-name="T7">()</text:span></text:p>
      <text:p text:style-name="P1"><text:span text:style-name="T7">{</text:span></text:p>
      <text:p text:style-name="P1"><text:span text:style-name="T7"><text:s text:c="4"/></text:span><text:span text:style-name="T21">cancelAndDelete</text:span><text:span text:style-name="T7">(</text:span><text:span text:style-name="T23">sendBeaconEvt</text:span><text:span text:style-name="T7">);</text:span></text:p>
      <text:p text:style-name="P1"><text:span text:style-name="T7"><text:s text:c="4"/></text:span><text:span text:style-name="T21">cancelAndDelete</text:span><text:span text:style-name="T7">(</text:span><text:span text:style-name="T23">sendWSAEvt</text:span><text:span text:style-name="T7">);</text:span></text:p>
      <text:p text:style-name="P1"><text:span text:style-name="T7"><text:s text:c="4"/>findHost()-&gt;</text:span><text:span text:style-name="T21">unsubscribe</text:span><text:span text:style-name="T7">(</text:span><text:span text:style-name="T19">BaseMobility</text:span><text:span text:style-name="T7">::</text:span><text:span text:style-name="T25">mobilityStateChangedSignal</text:span><text:span text:style-name="T7">, </text:span><text:span text:style-name="T5">this</text:span><text:span text:style-name="T7">);</text:span></text:p>
      <text:p text:style-name="P1"><text:span text:style-name="T7">}</text:span></text:p>
      <text:p text:style-name="P2"/>
      <text:p text:style-name="P1"><text:span text:style-name="T5">void</text:span><text:span text:style-name="T7"> </text:span><text:span text:style-name="T9">DemoBaseApplLayer::startService</text:span><text:span text:style-name="T7">(</text:span><text:span text:style-name="T19">Channel</text:span><text:span text:style-name="T7"> channel, </text:span><text:span text:style-name="T5">int</text:span><text:span text:style-name="T7"> serviceId, std::</text:span><text:span text:style-name="T19">string</text:span><text:span text:style-name="T7"> serviceDescription)</text:span></text:p>
      <text:p text:style-name="P1"><text:span text:style-name="T7">{</text:span></text:p>
      <text:p text:style-name="P1"><text:span text:style-name="T7"><text:s text:c="4"/></text:span><text:span text:style-name="T5">if</text:span><text:span text:style-name="T7"> (</text:span><text:span text:style-name="T23">sendWSAEvt</text:span><text:span text:style-name="T7">-&gt;isScheduled()) {</text:span></text:p>
      <text:p text:style-name="P1"><text:span text:style-name="T7"><text:s text:c="8"/></text:span><text:span text:style-name="T5">throw</text:span><text:span text:style-name="T7"> </text:span><text:span text:style-name="T19">cRuntimeError</text:span><text:span text:style-name="T7">(</text:span><text:span text:style-name="T15">"Starting service although another service was already started"</text:span><text:span text:style-name="T7">);</text:span></text:p>
      <text:p text:style-name="P1"><text:span text:style-name="T7"><text:s text:c="4"/>}</text:span></text:p>
      <text:p text:style-name="P2"/>
      <text:p text:style-name="P1"><text:span text:style-name="T7"><text:s text:c="4"/></text:span><text:span text:style-name="T23">mac</text:span><text:span text:style-name="T7">-&gt;changeServiceChannel(channel);</text:span></text:p>
      <text:p text:style-name="P1"><text:span text:style-name="T7"><text:s text:c="4"/></text:span><text:span text:style-name="T23">currentOfferedServiceId</text:span><text:span text:style-name="T7"> = serviceId;</text:span></text:p>
      <text:p text:style-name="P1"><text:span text:style-name="T7"><text:s text:c="4"/></text:span><text:span text:style-name="T23">currentServiceChannel</text:span><text:span text:style-name="T7"> = channel;</text:span></text:p>
      <text:p text:style-name="P1"><text:span text:style-name="T7"><text:s text:c="4"/></text:span><text:span text:style-name="T23">currentServiceDescription</text:span><text:span text:style-name="T7"> = serviceDescription;</text:span></text:p>
      <text:p text:style-name="P2"/>
      <text:p text:style-name="P1"><text:span text:style-name="T7"><text:s text:c="4"/></text:span><text:span text:style-name="T19">simtime_t</text:span><text:span text:style-name="T7"> wsaTime = computeAsynchronousSendingTime(</text:span><text:span text:style-name="T23">wsaInterval</text:span><text:span text:style-name="T7">, </text:span><text:span text:style-name="T19">ChannelType</text:span><text:span text:style-name="T7">::</text:span><text:span text:style-name="T25">control</text:span><text:span text:style-name="T7">);</text:span></text:p>
      <text:p text:style-name="P1"><text:span text:style-name="T7"><text:s text:c="4"/></text:span><text:span text:style-name="T21">scheduleAt</text:span><text:span text:style-name="T7">(wsaTime, </text:span><text:span text:style-name="T23">sendWSAEvt</text:span><text:span text:style-name="T7">);</text:span></text:p>
      <text:p text:style-name="P1"><text:span text:style-name="T7">}</text:span></text:p>
      <text:p text:style-name="P2"/>
      <text:p text:style-name="P1"><text:span text:style-name="T5">void</text:span><text:span text:style-name="T7"> </text:span><text:span text:style-name="T9">DemoBaseApplLayer::stopService</text:span><text:span text:style-name="T7">()</text:span></text:p>
      <text:p text:style-name="P1"><text:span text:style-name="T7">{</text:span></text:p>
      <text:p text:style-name="P1"><text:span text:style-name="T7"><text:s text:c="4"/></text:span><text:span text:style-name="T21">cancelEvent</text:span><text:span text:style-name="T7">(</text:span><text:span text:style-name="T23">sendWSAEvt</text:span><text:span text:style-name="T7">);</text:span></text:p>
      <text:p text:style-name="P1"><text:span text:style-name="T7"><text:s text:c="4"/></text:span><text:span text:style-name="T23">currentOfferedServiceId</text:span><text:span text:style-name="T7"> = -1;</text:span></text:p>
      <text:p text:style-name="P1"><text:span text:style-name="T7">}</text:span></text:p>
      <text:p text:style-name="P2"/>
      <text:p text:style-name="P1"><text:span text:style-name="T5">void</text:span><text:span text:style-name="T7"> </text:span><text:span text:style-name="T9">DemoBaseApplLayer::sendDown</text:span><text:span text:style-name="T7">(</text:span><text:span text:style-name="T19">cMessage</text:span><text:span text:style-name="T7">* msg)</text:span></text:p>
      <text:p text:style-name="P1"><text:span text:style-name="T7">{</text:span></text:p>
      <text:p text:style-name="P1"><text:span text:style-name="T7"><text:s text:c="4"/>checkAndTrackPacket(msg);</text:span></text:p>
      <text:p text:style-name="P1"><text:span text:style-name="T7"><text:s text:c="4"/></text:span><text:span text:style-name="T19">BaseApplLayer</text:span><text:span text:style-name="T7">::sendDown(msg);</text:span></text:p>
      <text:p text:style-name="P1"><text:span text:style-name="T7">}</text:span></text:p>
      <text:p text:style-name="P2"/>
      <text:p text:style-name="P1"><text:span text:style-name="T5">void</text:span><text:span text:style-name="T7"> </text:span><text:span text:style-name="T9">DemoBaseApplLayer::sendDelayedDown</text:span><text:span text:style-name="T7">(</text:span><text:span text:style-name="T19">cMessage</text:span><text:span text:style-name="T7">* msg, </text:span><text:span text:style-name="T19">simtime_t</text:span><text:span text:style-name="T7"> delay)</text:span></text:p>
      <text:p text:style-name="P1"><text:span text:style-name="T7">{</text:span></text:p>
      <text:p text:style-name="P1"><text:span text:style-name="T7"><text:s text:c="4"/>checkAndTrackPacket(msg);</text:span></text:p>
      <text:p text:style-name="P1"><text:span text:style-name="T7"><text:s text:c="4"/></text:span><text:span text:style-name="T19">BaseApplLayer</text:span><text:span text:style-name="T7">::sendDelayedDown(msg, delay);</text:span></text:p>
      <text:p text:style-name="P1"><text:span text:style-name="T7">}</text:span></text:p>
      <text:p text:style-name="P2"/>
      <text:p text:style-name="P1"><text:span text:style-name="T5">void</text:span><text:span text:style-name="T7"> </text:span><text:span text:style-name="T9">DemoBaseApplLayer::checkAndTrackPacket</text:span><text:span text:style-name="T7">(</text:span><text:span text:style-name="T19">cMessage</text:span><text:span text:style-name="T7">* msg)</text:span></text:p>
      <text:p text:style-name="P1"><text:span text:style-name="T7">{</text:span></text:p>
      <text:p text:style-name="P1"><text:span text:style-name="T7"><text:s text:c="4"/></text:span><text:span text:style-name="T5">if</text:span><text:span text:style-name="T7"> (</text:span><text:span text:style-name="T5">dynamic_cast</text:span><text:span text:style-name="T7">&lt;</text:span><text:span text:style-name="T19">DemoSafetyMessage</text:span><text:span text:style-name="T7">*&gt;(msg)) {</text:span></text:p>
      <text:p text:style-name="P1"><text:span text:style-name="T7"><text:s text:c="8"/>EV_TRACE &lt;&lt; </text:span><text:span text:style-name="T15">"sending down a BSM"</text:span><text:span text:style-name="T7"> &lt;&lt; std::</text:span><text:span text:style-name="T21">endl</text:span><text:span text:style-name="T7">;</text:span></text:p>
      <text:p text:style-name="P1"><text:span text:style-name="T7"><text:s text:c="8"/></text:span><text:span text:style-name="T23">generatedBSMs</text:span><text:span text:style-name="T7">++;</text:span></text:p>
      <text:p text:style-name="P1"><text:span text:style-name="T7"><text:s text:c="4"/>}</text:span></text:p>
      <text:p text:style-name="P1"><text:span text:style-name="T7"><text:s text:c="4"/></text:span><text:span text:style-name="T5">else</text:span><text:span text:style-name="T7"> </text:span><text:span text:style-name="T5">if</text:span><text:span text:style-name="T7"> (</text:span><text:span text:style-name="T5">dynamic_cast</text:span><text:span text:style-name="T7">&lt;</text:span><text:span text:style-name="T19">DemoServiceAdvertisment</text:span><text:span text:style-name="T7">*&gt;(msg)) {</text:span></text:p>
      <text:p text:style-name="P1"><text:span text:style-name="T7"><text:s text:c="8"/>EV_TRACE &lt;&lt; </text:span><text:span text:style-name="T15">"sending down a WSA"</text:span><text:span text:style-name="T7"> &lt;&lt; std::</text:span><text:span text:style-name="T21">endl</text:span><text:span text:style-name="T7">;</text:span></text:p>
      <text:p text:style-name="P1"><text:soft-page-break/><text:span text:style-name="T7"><text:s text:c="8"/></text:span><text:span text:style-name="T23">generatedWSAs</text:span><text:span text:style-name="T7">++;</text:span></text:p>
      <text:p text:style-name="P1"><text:span text:style-name="T7"><text:s text:c="4"/>}</text:span></text:p>
      <text:p text:style-name="P1"><text:span text:style-name="T7"><text:s text:c="4"/></text:span><text:span text:style-name="T5">else</text:span><text:span text:style-name="T7"> </text:span><text:span text:style-name="T5">if</text:span><text:span text:style-name="T7"> (</text:span><text:span text:style-name="T5">dynamic_cast</text:span><text:span text:style-name="T7">&lt;</text:span><text:span text:style-name="T19">BaseFrame1609_4</text:span><text:span text:style-name="T7">*&gt;(msg)) {</text:span></text:p>
      <text:p text:style-name="P1"><text:span text:style-name="T7"><text:s text:c="8"/>EV_TRACE &lt;&lt; </text:span><text:span text:style-name="T15">"sending down a </text:span><text:span text:style-name="T17">wsm</text:span><text:span text:style-name="T15">"</text:span><text:span text:style-name="T7"> &lt;&lt; std::</text:span><text:span text:style-name="T21">endl</text:span><text:span text:style-name="T7">;</text:span></text:p>
      <text:p text:style-name="P1"><text:span text:style-name="T7"><text:s text:c="8"/></text:span><text:span text:style-name="T23">generatedWSMs</text:span><text:span text:style-name="T7">++;</text:span></text:p>
      <text:p text:style-name="P1"><text:span text:style-name="T7"><text:s text:c="4"/>}</text:span></text:p>
      <text:p text:style-name="P1"><text:span text:style-name="T7">}</text:span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6:09:09.259009573</meta:creation-date>
    <dc:date>2024-12-13T19:59:58.395788976</dc:date>
    <meta:editing-duration>PT6H32M39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6" meta:paragraph-count="647" meta:word-count="2239" meta:character-count="51461" meta:non-whitespace-character-count="19759"/>
  </office:meta>
</office:document-meta>
</file>